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Droid Sans Mono" fo:font-size="10.5pt" fo:font-weight="normal" fo:background-color="#1f1f1f"/>
    </style:style>
    <style:style style:name="P2" style:family="paragraph" style:parent-style-name="Standard">
      <style:paragraph-properties fo:margin-top="0cm" fo:margin-bottom="0.499cm" style:contextual-spacing="false" style:line-height-at-least="0.503cm"/>
      <style:text-properties fo:color="#cccccc" loext:opacity="100%" style:font-name="Droid Sans Mono" fo:font-size="10.5pt" fo:font-weight="normal" fo:background-color="#1f1f1f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  <style:text-properties fo:color="#6a9955" loext:opacity="100%" style:font-name="Droid Sans Mono" fo:font-size="10.5pt" fo:font-weight="normal" fo:background-color="#1f1f1f"/>
    </style:style>
    <style:style style:name="P4" style:family="paragraph" style:parent-style-name="Standard">
      <style:paragraph-properties style:line-height-at-least="0.503cm"/>
    </style:style>
    <style:style style:name="P5" style:family="paragraph" style:parent-style-name="Standard">
      <style:paragraph-properties fo:margin-top="0cm" fo:margin-bottom="0.499cm" style:contextual-spacing="false" style:line-height-at-least="0.503cm"/>
    </style:style>
    <style:style style:name="T1" style:family="text">
      <style:text-properties fo:color="#c586c0" loext:opacity="100%"/>
    </style:style>
    <style:style style:name="T2" style:family="text">
      <style:text-properties fo:color="#4ec9b0" loext:opacity="100%"/>
    </style:style>
    <style:style style:name="T3" style:family="text">
      <style:text-properties fo:color="#6a9955" loext:opacity="100%"/>
    </style:style>
    <style:style style:name="T4" style:family="text">
      <style:text-properties fo:color="#dcdcaa" loext:opacity="100%"/>
    </style:style>
    <style:style style:name="T5" style:family="text">
      <style:text-properties fo:color="#ce9178" loext:opacity="100%"/>
    </style:style>
    <style:style style:name="T6" style:family="text">
      <style:text-properties fo:color="#d7ba7d" loext:opacity="100%"/>
    </style:style>
    <style:style style:name="T7" style:family="text">
      <style:text-properties fo:color="#9cdcfe" loext:opacity="100%"/>
    </style:style>
    <style:style style:name="T8" style:family="text">
      <style:text-properties fo:color="#d4d4d4" loext:opacity="100%"/>
    </style:style>
    <style:style style:name="T9" style:family="text">
      <style:text-properties fo:color="#b5cea8" loext:opacity="100%"/>
    </style:style>
    <style:style style:name="T10" style:family="text">
      <style:text-properties fo:color="#569cd6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# ==============================================</text:p>
      <text:p text:style-name="P3"># EJERCICIO 1: Exploración y limpieza de datos con el dataset "Titanic"</text:p>
      <text:p text:style-name="P3"># Dataset: Titanic - train.csv from Kaggle</text:p>
      <text:p text:style-name="P3"># Objetivo: Cumplir exactamente los 6 puntos del enunciado</text:p>
      <text:p text:style-name="P3"># ==============================================</text:p>
      <text:p text:style-name="P4"/>
      <text:p text:style-name="P3"># Paso 1: Importar bibliotecas necesarias</text:p>
      <text:p text:style-name="P1"><text:span text:style-name="T1">import</text:span> <text:span text:style-name="T2">pandas</text:span> <text:span text:style-name="T1">as</text:span> <text:span text:style-name="T2">pd</text:span> <text:span text:style-name="T3"># Para manejo de datos en forma de tablas</text:span></text:p>
      <text:p text:style-name="P1"><text:span text:style-name="T1">import</text:span> <text:span text:style-name="T2">numpy</text:span> <text:span text:style-name="T1">as</text:span> <text:span text:style-name="T2">np</text:span> <text:span text:style-name="T3"># Para operaciones numéricas</text:span></text:p>
      <text:p text:style-name="P4"/>
      <text:p text:style-name="P1"><text:span text:style-name="T4">print</text:span>(<text:span text:style-name="T5">"=== EJERCICIO 1: EXPLORACIÓN Y LIMPIEZA DE DATOS - TITANIC ===</text:span><text:span text:style-name="T6">\n</text:span><text:span text:style-name="T5">"</text:span>)</text:p>
      <text:p text:style-name="P4"/>
      <text:p text:style-name="P3"># PUNTO 1: Carga el archivo CSV con pandas</text:p>
      <text:p text:style-name="P1"><text:span text:style-name="T1">try</text:span>:</text:p>
      <text:p text:style-name="P1"><text:span text:style-name="T7">df</text:span> <text:span text:style-name="T8">=</text:span> <text:span text:style-name="T2">pd</text:span>.<text:span text:style-name="T4">read_csv</text:span>(<text:span text:style-name="T5">"../../Dataset/train.csv"</text:span>, <text:span text:style-name="T7">sep</text:span><text:span text:style-name="T8">=</text:span><text:span text:style-name="T5">';'</text:span>)</text:p>
      <text:p text:style-name="P1"><text:span text:style-name="T4">print</text:span>(<text:span text:style-name="T5">"PUNTO 1: Archivo train.csv cargado exitosamente con pandas"</text:span>)</text:p>
      <text:p text:style-name="P3"># Si solo hay una columna, cambiar separador</text:p>
      <text:p text:style-name="P1"><text:span text:style-name="T1">if</text:span> <text:span text:style-name="T7">df</text:span>.<text:span text:style-name="T7">shape</text:span>[<text:span text:style-name="T9">1</text:span>] <text:span text:style-name="T8">==</text:span> <text:span text:style-name="T9">1</text:span>:</text:p>
      <text:p text:style-name="P1"><text:span text:style-name="T7">df</text:span> <text:span text:style-name="T8">=</text:span> <text:span text:style-name="T2">pd</text:span>.<text:span text:style-name="T4">read_csv</text:span>(<text:span text:style-name="T5">"../../Dataset/train.csv"</text:span>, <text:span text:style-name="T7">sep</text:span><text:span text:style-name="T8">=</text:span><text:span text:style-name="T5">','</text:span>)</text:p>
      <text:p text:style-name="P1"><text:span text:style-name="T1">except</text:span> <text:span text:style-name="T2">FileNotFoundError</text:span>:</text:p>
      <text:p text:style-name="P1"><text:span text:style-name="T4">print</text:span>(<text:span text:style-name="T5">"Error: No se encontró el archivo train.csv"</text:span>)</text:p>
      <text:p text:style-name="P1"><text:span text:style-name="T4">print</text:span>(<text:span text:style-name="T5">"Asegúrate de que el archivo esté en la carpeta Dataset/"</text:span>)</text:p>
      <text:p text:style-name="P1"><text:span text:style-name="T7">exit</text:span>()</text:p>
      <text:p text:style-name="P4"/>
      <text:p text:style-name="P3"># Limpiar el dataset - eliminar columnas 'zero' si existen</text:p>
      <text:p text:style-name="P1"><text:span text:style-name="T7">important_cols</text:span> <text:span text:style-name="T8">=</text:span> [<text:span text:style-name="T7">col</text:span> <text:span text:style-name="T1">for</text:span> <text:span text:style-name="T7">col</text:span> <text:span text:style-name="T1">in</text:span> <text:span text:style-name="T7">df</text:span>.<text:span text:style-name="T7">columns</text:span> <text:span text:style-name="T1">if</text:span> <text:span text:style-name="T5">'zero'</text:span> <text:span text:style-name="T10">not</text:span> <text:span text:style-name="T10">in</text:span> <text:span text:style-name="T7">col</text:span>.<text:span text:style-name="T4">lower</text:span>()]</text:p>
      <text:p text:style-name="P1"><text:span text:style-name="T7">df</text:span> <text:span text:style-name="T8">=</text:span> <text:span text:style-name="T7">df</text:span>[<text:span text:style-name="T7">important_cols</text:span>].<text:span text:style-name="T4">copy</text:span>()</text:p>
      <text:p text:style-name="P4"/>
      <text:p text:style-name="P1"><text:span text:style-name="T4">print</text:span>(<text:span text:style-name="T10">f</text:span><text:span text:style-name="T5">"Dataset cargado: </text:span><text:span text:style-name="T10">{</text:span><text:span text:style-name="T7">df</text:span>.<text:span text:style-name="T7">shape</text:span>[<text:span text:style-name="T9">0</text:span>]<text:span text:style-name="T10">:,}</text:span><text:span text:style-name="T5"> filas × </text:span><text:span text:style-name="T10">{</text:span><text:span text:style-name="T7">df</text:span>.<text:span text:style-name="T7">shape</text:span>[<text:span text:style-name="T9">1</text:span>]<text:span text:style-name="T10">}</text:span><text:span text:style-name="T5"> columnas"</text:span>)</text:p>
      <text:p text:style-name="P1"><text:span text:style-name="T4">print</text:span>(<text:span text:style-name="T10">f</text:span><text:span text:style-name="T5">"Columnas disponibles: </text:span><text:span text:style-name="T10">{</text:span><text:span text:style-name="T2">list</text:span>(<text:span text:style-name="T7">df</text:span>.<text:span text:style-name="T7">columns</text:span>)<text:span text:style-name="T10">}</text:span><text:span text:style-name="T5">"</text:span>)</text:p>
      <text:p text:style-name="P4"/>
      <text:p text:style-name="P3"># PUNTO 2: Muestra las primeras 10 filas con .head()</text:p>
      <text:p text:style-name="P1"><text:span text:style-name="T4">print</text:span>(<text:span text:style-name="T10">f</text:span><text:span text:style-name="T5">"</text:span><text:span text:style-name="T6">\n</text:span><text:span text:style-name="T5">PUNTO 2: Primeras 10 filas del dataset:"</text:span>)</text:p>
      <text:p text:style-name="P1"><text:span text:style-name="T4">print</text:span>(<text:span text:style-name="T5">"="</text:span> <text:span text:style-name="T8">*</text:span> <text:span text:style-name="T9">60</text:span>)</text:p>
      <text:p text:style-name="P1"><text:span text:style-name="T4">print</text:span>(<text:span text:style-name="T7">df</text:span>.<text:span text:style-name="T4">head</text:span>(<text:span text:style-name="T9">10</text:span>)) <text:span text:style-name="T3"># ESPECÍFICAMENTE 10 filas como pide el enunciado</text:span></text:p>
      <text:p text:style-name="P4"/>
      <text:p text:style-name="P3"># PUNTO 3: Calcula cuántos valores faltantes hay por columna</text:p>
      <text:p text:style-name="P1"><text:span text:style-name="T4">print</text:span>(<text:span text:style-name="T10">f</text:span><text:span text:style-name="T5">"</text:span><text:span text:style-name="T6">\n</text:span><text:span text:style-name="T5">PUNTO 3: Valores faltantes por columna:"</text:span>)</text:p>
      <text:p text:style-name="P1"><text:span text:style-name="T4">print</text:span>(<text:span text:style-name="T5">"="</text:span> <text:span text:style-name="T8">*</text:span> <text:span text:style-name="T9">45</text:span>)</text:p>
      <text:p text:style-name="P1"><text:span text:style-name="T7">valores_faltantes</text:span> <text:span text:style-name="T8">=</text:span> <text:span text:style-name="T7">df</text:span>.<text:span text:style-name="T4">isnull</text:span>().<text:span text:style-name="T4">sum</text:span>()</text:p>
      <text:p text:style-name="P1"><text:span text:style-name="T4">print</text:span>(<text:span text:style-name="T7">valores_faltantes</text:span>)</text:p>
      <text:p text:style-name="P4"/>
      <text:p text:style-name="P3"># Mostrar también en porcentaje para mejor comprensión</text:p>
      <text:p text:style-name="P1"><text:span text:style-name="T4">print</text:span>(<text:span text:style-name="T10">f</text:span><text:span text:style-name="T5">"</text:span><text:span text:style-name="T6">\n</text:span><text:span text:style-name="T5">Porcentaje de valores faltantes:"</text:span>)</text:p>
      <text:p text:style-name="P1"><text:span text:style-name="T7">porcentaje_faltantes</text:span> <text:span text:style-name="T8">=</text:span> (<text:span text:style-name="T7">df</text:span>.<text:span text:style-name="T4">isnull</text:span>().<text:span text:style-name="T4">sum</text:span>() <text:span text:style-name="T4">/</text:span> <text:span text:style-name="T4">len</text:span>(<text:span text:style-name="T7">df</text:span>)) <text:span text:style-name="T4">*</text:span> <text:span text:style-name="T9">100</text:span></text:p>
      <text:p text:style-name="P1"><text:span text:style-name="T1">for</text:span> <text:span text:style-name="T7">columna</text:span>, <text:span text:style-name="T7">porcentaje</text:span> <text:span text:style-name="T1">in</text:span> <text:span text:style-name="T7">porcentaje_faltantes</text:span>.<text:span text:style-name="T4">items</text:span>():</text:p>
      <text:p text:style-name="P1"><text:span text:style-name="T1">if</text:span> <text:span text:style-name="T7">porcentaje</text:span> <text:span text:style-name="T8">&gt;</text:span> <text:span text:style-name="T9">0</text:span>:</text:p>
      <text:p text:style-name="P1"><text:span text:style-name="T4">print</text:span>(<text:span text:style-name="T10">f</text:span><text:span text:style-name="T5">" </text:span><text:span text:style-name="T10">{</text:span><text:span text:style-name="T7">columna</text:span><text:span text:style-name="T10">}</text:span><text:span text:style-name="T5">: </text:span><text:span text:style-name="T10">{</text:span><text:span text:style-name="T7">porcentaje</text:span><text:span text:style-name="T10">:.2f}</text:span><text:span text:style-name="T5">%"</text:span>)</text:p>
      <text:p text:style-name="P1"><text:span text:style-name="T1">else</text:span>:</text:p>
      <text:p text:style-name="P1"><text:span text:style-name="T4">print</text:span>(<text:span text:style-name="T10">f</text:span><text:span text:style-name="T5">" </text:span><text:span text:style-name="T10">{</text:span><text:span text:style-name="T7">columna</text:span><text:span text:style-name="T10">}</text:span><text:span text:style-name="T5">: 0.00% (sin valores faltantes)"</text:span>)</text:p>
      <text:p text:style-name="P4"><text:soft-page-break/></text:p>
      <text:p text:style-name="P3"># Crear copia del DataFrame para trabajar</text:p>
      <text:p text:style-name="P1"><text:span text:style-name="T7">df_limpio</text:span> <text:span text:style-name="T8">=</text:span> <text:span text:style-name="T7">df</text:span>.<text:span text:style-name="T4">copy</text:span>()</text:p>
      <text:p text:style-name="P4"/>
      <text:p text:style-name="P3"># PUNTO 4: Llena los valores nulos de la columna Age con la mediana</text:p>
      <text:p text:style-name="P1"><text:span text:style-name="T4">print</text:span>(<text:span text:style-name="T10">f</text:span><text:span text:style-name="T5">"</text:span><text:span text:style-name="T6">\n</text:span><text:span text:style-name="T5">PUNTO 4: Llenando valores nulos de Age con la mediana:"</text:span>)</text:p>
      <text:p text:style-name="P1"><text:span text:style-name="T4">print</text:span>(<text:span text:style-name="T5">"="</text:span> <text:span text:style-name="T8">*</text:span> <text:span text:style-name="T9">55</text:span>)</text:p>
      <text:p text:style-name="P4"/>
      <text:p text:style-name="P3"># Buscar la columna Age (puede tener diferentes nombres)</text:p>
      <text:p text:style-name="P1"><text:span text:style-name="T7">age_columns</text:span> <text:span text:style-name="T8">=</text:span> [<text:span text:style-name="T7">col</text:span> <text:span text:style-name="T1">for</text:span> <text:span text:style-name="T7">col</text:span> <text:span text:style-name="T1">in</text:span> <text:span text:style-name="T7">df_limpio</text:span>.<text:span text:style-name="T7">columns</text:span> <text:span text:style-name="T1">if</text:span> <text:span text:style-name="T5">'age'</text:span> <text:span text:style-name="T10">in</text:span> <text:span text:style-name="T7">col</text:span>.<text:span text:style-name="T4">lower</text:span>()]</text:p>
      <text:p text:style-name="P4"/>
      <text:p text:style-name="P1"><text:span text:style-name="T1">if</text:span> <text:span text:style-name="T7">age_columns</text:span>:</text:p>
      <text:p text:style-name="P1"><text:span text:style-name="T7">age_col</text:span> <text:span text:style-name="T8">=</text:span> <text:span text:style-name="T7">age_columns</text:span>[<text:span text:style-name="T9">0</text:span>]</text:p>
      <text:p text:style-name="P1"><text:span text:style-name="T7">valores_nulos_age_antes</text:span> <text:span text:style-name="T8">=</text:span> <text:span text:style-name="T7">df_limpio</text:span>[<text:span text:style-name="T7">age_col</text:span>].<text:span text:style-name="T4">isnull</text:span>().<text:span text:style-name="T4">sum</text:span>()</text:p>
      <text:p text:style-name="P1"><text:span text:style-name="T4">print</text:span>(<text:span text:style-name="T10">f</text:span><text:span text:style-name="T5">"Columna encontrada: '</text:span><text:span text:style-name="T10">{</text:span><text:span text:style-name="T7">age_col</text:span><text:span text:style-name="T10">}</text:span><text:span text:style-name="T5">'"</text:span>)</text:p>
      <text:p text:style-name="P1"><text:span text:style-name="T4">print</text:span>(<text:span text:style-name="T10">f</text:span><text:span text:style-name="T5">"Valores nulos en </text:span><text:span text:style-name="T10">{</text:span><text:span text:style-name="T7">age_col</text:span><text:span text:style-name="T10">}</text:span><text:span text:style-name="T5"> antes: </text:span><text:span text:style-name="T10">{</text:span><text:span text:style-name="T7">valores_nulos_age_antes</text:span><text:span text:style-name="T10">}</text:span><text:span text:style-name="T5">"</text:span>)</text:p>
      <text:p text:style-name="P1"><text:span text:style-name="T1">if</text:span> <text:span text:style-name="T7">valores_nulos_age_antes</text:span> <text:span text:style-name="T8">&gt;</text:span> <text:span text:style-name="T9">0</text:span>:</text:p>
      <text:p text:style-name="P1"><text:span text:style-name="T7">mediana_age</text:span> <text:span text:style-name="T8">=</text:span> <text:span text:style-name="T7">df_limpio</text:span>[<text:span text:style-name="T7">age_col</text:span>].<text:span text:style-name="T4">median</text:span>()</text:p>
      <text:p text:style-name="P1"><text:span text:style-name="T4">print</text:span>(<text:span text:style-name="T10">f</text:span><text:span text:style-name="T5">"Mediana calculada: </text:span><text:span text:style-name="T10">{</text:span><text:span text:style-name="T7">mediana_age</text:span><text:span text:style-name="T10">:.2f}</text:span><text:span text:style-name="T5">"</text:span>)</text:p>
      <text:p text:style-name="P1"><text:span text:style-name="T7">df_limpio</text:span>[<text:span text:style-name="T7">age_col</text:span>] <text:span text:style-name="T8">=</text:span> <text:span text:style-name="T7">df_limpio</text:span>[<text:span text:style-name="T7">age_col</text:span>].<text:span text:style-name="T4">fillna</text:span>(<text:span text:style-name="T7">mediana_age</text:span>)</text:p>
      <text:p text:style-name="P1"><text:span text:style-name="T7">valores_nulos_age_despues</text:span> <text:span text:style-name="T8">=</text:span> <text:span text:style-name="T7">df_limpio</text:span>[<text:span text:style-name="T7">age_col</text:span>].<text:span text:style-name="T4">isnull</text:span>().<text:span text:style-name="T4">sum</text:span>()</text:p>
      <text:p text:style-name="P1"><text:span text:style-name="T4">print</text:span>(<text:span text:style-name="T10">f</text:span><text:span text:style-name="T5">"Valores nulos en </text:span><text:span text:style-name="T10">{</text:span><text:span text:style-name="T7">age_col</text:span><text:span text:style-name="T10">}</text:span><text:span text:style-name="T5"> después: </text:span><text:span text:style-name="T10">{</text:span><text:span text:style-name="T7">valores_nulos_age_despues</text:span><text:span text:style-name="T10">}</text:span><text:span text:style-name="T5">"</text:span>)</text:p>
      <text:p text:style-name="P1"><text:span text:style-name="T4">print</text:span>(<text:span text:style-name="T10">f</text:span><text:span text:style-name="T5">"Se llenaron </text:span><text:span text:style-name="T10">{</text:span><text:span text:style-name="T7">valores_nulos_age_antes</text:span><text:span text:style-name="T10">}</text:span><text:span text:style-name="T5"> valores faltantes con la mediana"</text:span>)</text:p>
      <text:p text:style-name="P1"><text:span text:style-name="T1">else</text:span>:</text:p>
      <text:p text:style-name="P1"><text:span text:style-name="T4">print</text:span>(<text:span text:style-name="T10">f</text:span><text:span text:style-name="T5">"La columna </text:span><text:span text:style-name="T10">{</text:span><text:span text:style-name="T7">age_col</text:span><text:span text:style-name="T10">}</text:span><text:span text:style-name="T5"> no tiene valores nulos (ya está limpia)"</text:span>)</text:p>
      <text:p text:style-name="P1"><text:span text:style-name="T4">print</text:span>(<text:span text:style-name="T10">f</text:span><text:span text:style-name="T5">"Mediana de </text:span><text:span text:style-name="T10">{</text:span><text:span text:style-name="T7">age_col</text:span><text:span text:style-name="T10">}</text:span><text:span text:style-name="T5">: </text:span><text:span text:style-name="T10">{</text:span><text:span text:style-name="T7">df_limpio</text:span>[<text:span text:style-name="T7">age_col</text:span>].<text:span text:style-name="T4">median</text:span>()<text:span text:style-name="T10">:.2f}</text:span><text:span text:style-name="T5">"</text:span>)</text:p>
      <text:p text:style-name="P1"><text:span text:style-name="T1">else</text:span>:</text:p>
      <text:p text:style-name="P1"><text:span text:style-name="T4">print</text:span>(<text:span text:style-name="T5">"No se encontró columna Age en el dataset"</text:span>)</text:p>
      <text:p text:style-name="P4"/>
      <text:p text:style-name="P3"># PUNTO 5: Reemplaza la columna Sex por variables dummy (pd.get_dummies)</text:p>
      <text:p text:style-name="P1"><text:span text:style-name="T4">print</text:span>(<text:span text:style-name="T10">f</text:span><text:span text:style-name="T5">"</text:span><text:span text:style-name="T6">\n</text:span><text:span text:style-name="T5">PUNTO 5: Reemplazando columna Sex por variables dummy:"</text:span>)</text:p>
      <text:p text:style-name="P1"><text:span text:style-name="T4">print</text:span>(<text:span text:style-name="T5">"="</text:span> <text:span text:style-name="T8">*</text:span> <text:span text:style-name="T9">58</text:span>)</text:p>
      <text:p text:style-name="P4"/>
      <text:p text:style-name="P3"># Buscar la columna Sex</text:p>
      <text:p text:style-name="P1"><text:span text:style-name="T7">sex_columns</text:span> <text:span text:style-name="T8">=</text:span> [<text:span text:style-name="T7">col</text:span> <text:span text:style-name="T1">for</text:span> <text:span text:style-name="T7">col</text:span> <text:span text:style-name="T1">in</text:span> <text:span text:style-name="T7">df_limpio</text:span>.<text:span text:style-name="T7">columns</text:span> <text:span text:style-name="T1">if</text:span> <text:span text:style-name="T5">'sex'</text:span> <text:span text:style-name="T10">in</text:span> <text:span text:style-name="T7">col</text:span>.<text:span text:style-name="T4">lower</text:span>()]</text:p>
      <text:p text:style-name="P4"/>
      <text:p text:style-name="P1"><text:span text:style-name="T1">if</text:span> <text:span text:style-name="T7">sex_columns</text:span>:</text:p>
      <text:p text:style-name="P1"><text:span text:style-name="T7">sex_col</text:span> <text:span text:style-name="T8">=</text:span> <text:span text:style-name="T7">sex_columns</text:span>[<text:span text:style-name="T9">0</text:span>]</text:p>
      <text:p text:style-name="P1"><text:span text:style-name="T4">print</text:span>(<text:span text:style-name="T10">f</text:span><text:span text:style-name="T5">"Columna encontrada: '</text:span><text:span text:style-name="T10">{</text:span><text:span text:style-name="T7">sex_col</text:span><text:span text:style-name="T10">}</text:span><text:span text:style-name="T5">'"</text:span>)</text:p>
      <text:p text:style-name="P1"><text:span text:style-name="T4">print</text:span>(<text:span text:style-name="T10">f</text:span><text:span text:style-name="T5">"Valores únicos antes: </text:span><text:span text:style-name="T10">{</text:span><text:span text:style-name="T7">df_limpio</text:span>[<text:span text:style-name="T7">sex_col</text:span>].<text:span text:style-name="T4">unique</text:span>()<text:span text:style-name="T10">}</text:span><text:span text:style-name="T5">"</text:span>)</text:p>
      <text:p text:style-name="P1"><text:span text:style-name="T4">print</text:span>(<text:span text:style-name="T10">f</text:span><text:span text:style-name="T5">"Tipo de datos: </text:span><text:span text:style-name="T10">{</text:span><text:span text:style-name="T7">df_limpio</text:span>[<text:span text:style-name="T7">sex_col</text:span>].<text:span text:style-name="T7">dtype</text:span><text:span text:style-name="T10">}</text:span><text:span text:style-name="T5">"</text:span>)</text:p>
      <text:p text:style-name="P3"># FORZAR el uso de pd.get_dummies como requiere el enunciado</text:p>
      <text:p text:style-name="P1"><text:span text:style-name="T1">if</text:span> <text:span text:style-name="T7">df_limpio</text:span>[<text:span text:style-name="T7">sex_col</text:span>].<text:span text:style-name="T7">dtype</text:span> <text:span text:style-name="T8">!=</text:span> <text:span text:style-name="T5">'object'</text:span>:</text:p>
      <text:p text:style-name="P3"># Si es numérico, convertir a texto primero para poder usar get_dummies</text:p>
      <text:p text:style-name="P1"><text:span text:style-name="T4">print</text:span>(<text:span text:style-name="T5">"Convirtiendo valores numéricos a texto para usar pd.get_dummies..."</text:span>)</text:p>
      <text:p text:style-name="P1"><text:span text:style-name="T7">df_limpio</text:span>[<text:span text:style-name="T7">sex_col</text:span>] <text:span text:style-name="T8">=</text:span> <text:span text:style-name="T7">df_limpio</text:span>[<text:span text:style-name="T7">sex_col</text:span>].<text:span text:style-name="T4">map</text:span>({<text:span text:style-name="T9">0</text:span>: <text:span text:style-name="T5">'female'</text:span>, <text:span text:style-name="T9">1</text:span>: <text:span text:style-name="T5">'male'</text:span>})</text:p>
      <text:p text:style-name="P1"><text:span text:style-name="T4">print</text:span>(<text:span text:style-name="T10">f</text:span><text:span text:style-name="T5">"Valores después de conversión: </text:span><text:span text:style-name="T10">{</text:span><text:span text:style-name="T7">df_limpio</text:span>[<text:span text:style-name="T7">sex_col</text:span>].<text:span text:style-name="T4">unique</text:span>()<text:span text:style-name="T10">}</text:span><text:span text:style-name="T5">"</text:span>)</text:p>
      <text:p text:style-name="P3"># Usar pd.get_dummies como específicamente requiere el enunciado</text:p>
      <text:p text:style-name="P1"><text:span text:style-name="T4">print</text:span>(<text:span text:style-name="T5">"Aplicando pd.get_dummies..."</text:span>)</text:p>
      <text:p text:style-name="P1"><text:span text:style-name="T7">df_limpio</text:span> <text:span text:style-name="T8">=</text:span> <text:span text:style-name="T2">pd</text:span>.<text:span text:style-name="T4">get_dummies</text:span>(<text:span text:style-name="T7">df_limpio</text:span>, <text:span text:style-name="T7">columns</text:span><text:span text:style-name="T8">=</text:span>[<text:span text:style-name="T7">sex_col</text:span>], <text:span text:style-name="T7">drop_first</text:span><text:span text:style-name="T8">=</text:span><text:span text:style-name="T10">True</text:span>)</text:p>
      <text:p text:style-name="P3"><text:soft-page-break/># Mostrar las nuevas columnas creadas</text:p>
      <text:p text:style-name="P1"><text:span text:style-name="T7">nuevas_columnas_sex</text:span> <text:span text:style-name="T8">=</text:span> [<text:span text:style-name="T7">col</text:span> <text:span text:style-name="T1">for</text:span> <text:span text:style-name="T7">col</text:span> <text:span text:style-name="T1">in</text:span> <text:span text:style-name="T7">df_limpio</text:span>.<text:span text:style-name="T7">columns</text:span> <text:span text:style-name="T1">if</text:span> <text:span text:style-name="T7">sex_col</text:span> <text:span text:style-name="T10">in</text:span> <text:span text:style-name="T7">col</text:span>]</text:p>
      <text:p text:style-name="P1"><text:span text:style-name="T4">print</text:span>(<text:span text:style-name="T10">f</text:span><text:span text:style-name="T5">"Nuevas columnas creadas: </text:span><text:span text:style-name="T10">{</text:span><text:span text:style-name="T7">nuevas_columnas_sex</text:span><text:span text:style-name="T10">}</text:span><text:span text:style-name="T5">"</text:span>)</text:p>
      <text:p text:style-name="P1"><text:span text:style-name="T4">print</text:span>(<text:span text:style-name="T10">f</text:span><text:span text:style-name="T5">"Columnas totales después de get_dummies: </text:span><text:span text:style-name="T10">{</text:span><text:span text:style-name="T2">list</text:span>(<text:span text:style-name="T7">df_limpio</text:span>.<text:span text:style-name="T7">columns</text:span>)<text:span text:style-name="T10">}</text:span><text:span text:style-name="T5">"</text:span>)</text:p>
      <text:p text:style-name="P1"><text:span text:style-name="T1">else</text:span>:</text:p>
      <text:p text:style-name="P1"><text:span text:style-name="T4">print</text:span>(<text:span text:style-name="T5">"No se encontró columna Sex en el dataset"</text:span>)</text:p>
      <text:p text:style-name="P4"/>
      <text:p text:style-name="P3"># Verificar que no hay valores faltantes después de la limpieza</text:p>
      <text:p text:style-name="P1"><text:span text:style-name="T4">print</text:span>(<text:span text:style-name="T10">f</text:span><text:span text:style-name="T5">"</text:span><text:span text:style-name="T6">\n</text:span><text:span text:style-name="T5">Verificación final de valores faltantes:"</text:span>)</text:p>
      <text:p text:style-name="P1"><text:span text:style-name="T7">valores_faltantes_final</text:span> <text:span text:style-name="T8">=</text:span> <text:span text:style-name="T7">df_limpio</text:span>.<text:span text:style-name="T4">isnull</text:span>().<text:span text:style-name="T4">sum</text:span>()</text:p>
      <text:p text:style-name="P1"><text:span text:style-name="T4">print</text:span>(<text:span text:style-name="T7">valores_faltantes_final</text:span>)</text:p>
      <text:p text:style-name="P4"/>
      <text:p text:style-name="P3"># PUNTO 6: Guarda el nuevo DataFrame limpio en un archivo titanic_limpio.csv</text:p>
      <text:p text:style-name="P1"><text:span text:style-name="T4">print</text:span>(<text:span text:style-name="T10">f</text:span><text:span text:style-name="T5">"</text:span><text:span text:style-name="T6">\n</text:span><text:span text:style-name="T5">PUNTO 6: Guardando DataFrame limpio en titanic_limpio.csv:"</text:span>)</text:p>
      <text:p text:style-name="P1"><text:span text:style-name="T4">print</text:span>(<text:span text:style-name="T5">"="</text:span> <text:span text:style-name="T8">*</text:span> <text:span text:style-name="T9">62</text:span>)</text:p>
      <text:p text:style-name="P4"/>
      <text:p text:style-name="P1"><text:span text:style-name="T1">try</text:span>:</text:p>
      <text:p text:style-name="P1"><text:span text:style-name="T7">df_limpio</text:span>.<text:span text:style-name="T4">to_csv</text:span>(<text:span text:style-name="T5">"titanic_limpio.csv"</text:span>, <text:span text:style-name="T7">index</text:span><text:span text:style-name="T8">=</text:span><text:span text:style-name="T10">False</text:span>)</text:p>
      <text:p text:style-name="P1"><text:span text:style-name="T4">print</text:span>(<text:span text:style-name="T10">f</text:span><text:span text:style-name="T5">"Archivo guardado exitosamente: 'titanic_limpio.csv'"</text:span>)</text:p>
      <text:p text:style-name="P1"><text:span text:style-name="T4">print</text:span>(<text:span text:style-name="T10">f</text:span><text:span text:style-name="T5">"Tamaño del archivo: </text:span><text:span text:style-name="T10">{</text:span><text:span text:style-name="T7">df_limpio</text:span>.<text:span text:style-name="T7">shape</text:span>[<text:span text:style-name="T9">0</text:span>]<text:span text:style-name="T10">:,}</text:span><text:span text:style-name="T5"> filas × </text:span><text:span text:style-name="T10">{</text:span><text:span text:style-name="T7">df_limpio</text:span>.<text:span text:style-name="T7">shape</text:span>[<text:span text:style-name="T9">1</text:span>]<text:span text:style-name="T10">}</text:span><text:span text:style-name="T5"> columnas"</text:span>)</text:p>
      <text:p text:style-name="P1"><text:span text:style-name="T4">print</text:span>(<text:span text:style-name="T10">f</text:span><text:span text:style-name="T5">"Columnas en el archivo limpio:"</text:span>)</text:p>
      <text:p text:style-name="P1"><text:span text:style-name="T1">for</text:span> <text:span text:style-name="T7">i</text:span>, <text:span text:style-name="T7">col</text:span> <text:span text:style-name="T1">in</text:span> <text:span text:style-name="T2">enumerate</text:span>(<text:span text:style-name="T7">df_limpio</text:span>.<text:span text:style-name="T7">columns</text:span>, <text:span text:style-name="T9">1</text:span>):</text:p>
      <text:p text:style-name="P1"><text:span text:style-name="T4">print</text:span>(<text:span text:style-name="T10">f</text:span><text:span text:style-name="T5">" </text:span><text:span text:style-name="T10">{</text:span><text:span text:style-name="T7">i</text:span><text:span text:style-name="T10">:2d}</text:span><text:span text:style-name="T5">. </text:span><text:span text:style-name="T10">{</text:span><text:span text:style-name="T7">col</text:span><text:span text:style-name="T10">}</text:span><text:span text:style-name="T5">"</text:span>)</text:p>
      <text:p text:style-name="P1"><text:span text:style-name="T1">except</text:span> <text:span text:style-name="T2">Exception</text:span> <text:span text:style-name="T1">as</text:span> <text:span text:style-name="T7">e</text:span>:</text:p>
      <text:p text:style-name="P1"><text:span text:style-name="T4">print</text:span>(<text:span text:style-name="T10">f</text:span><text:span text:style-name="T5">"Error al guardar el archivo: </text:span><text:span text:style-name="T10">{</text:span><text:span text:style-name="T7">e</text:span><text:span text:style-name="T10">}</text:span><text:span text:style-name="T5">"</text:span>)</text:p>
      <text:p text:style-name="P4"/>
      <text:p text:style-name="P3"># Mostrar muestra del DataFrame limpio final</text:p>
      <text:p text:style-name="P1"><text:span text:style-name="T4">print</text:span>(<text:span text:style-name="T10">f</text:span><text:span text:style-name="T5">"</text:span><text:span text:style-name="T6">\n</text:span><text:span text:style-name="T5">Muestra del DataFrame limpio final:"</text:span>)</text:p>
      <text:p text:style-name="P1"><text:span text:style-name="T4">print</text:span>(<text:span text:style-name="T5">"="</text:span> <text:span text:style-name="T8">*</text:span> <text:span text:style-name="T9">40</text:span>)</text:p>
      <text:p text:style-name="P1"><text:span text:style-name="T4">print</text:span>(<text:span text:style-name="T7">df_limpio</text:span>.<text:span text:style-name="T4">head</text:span>())</text:p>
      <text:p text:style-name="P5"/>
      <text:p text:style-name="P3"># Resumen de cambios realizados</text:p>
      <text:p text:style-name="P1"><text:span text:style-name="T4">print</text:span>(<text:span text:style-name="T10">f</text:span><text:span text:style-name="T5">"</text:span><text:span text:style-name="T6">\n</text:span><text:span text:style-name="T5">RESUMEN DE CAMBIOS REALIZADOS:"</text:span>)</text:p>
      <text:p text:style-name="P1"><text:span text:style-name="T4">print</text:span>(<text:span text:style-name="T5">"-"</text:span> <text:span text:style-name="T8">*</text:span> <text:span text:style-name="T9">35</text:span>)</text:p>
      <text:p text:style-name="P1"><text:span text:style-name="T4">print</text:span>(<text:span text:style-name="T10">f</text:span><text:span text:style-name="T5">"• Dataset original: </text:span><text:span text:style-name="T10">{</text:span><text:span text:style-name="T7">df</text:span>.<text:span text:style-name="T7">shape</text:span>[<text:span text:style-name="T9">0</text:span>]<text:span text:style-name="T10">:,}</text:span><text:span text:style-name="T5"> filas × </text:span><text:span text:style-name="T10">{</text:span><text:span text:style-name="T7">df</text:span>.<text:span text:style-name="T7">shape</text:span>[<text:span text:style-name="T9">1</text:span>]<text:span text:style-name="T10">}</text:span><text:span text:style-name="T5"> columnas"</text:span>)</text:p>
      <text:p text:style-name="P1"><text:span text:style-name="T4">print</text:span>(<text:span text:style-name="T10">f</text:span><text:span text:style-name="T5">"• Dataset limpio: </text:span><text:span text:style-name="T10">{</text:span><text:span text:style-name="T7">df_limpio</text:span>.<text:span text:style-name="T7">shape</text:span>[<text:span text:style-name="T9">0</text:span>]<text:span text:style-name="T10">:,}</text:span><text:span text:style-name="T5"> filas × </text:span><text:span text:style-name="T10">{</text:span><text:span text:style-name="T7">df_limpio</text:span>.<text:span text:style-name="T7">shape</text:span>[<text:span text:style-name="T9">1</text:span>]<text:span text:style-name="T10">}</text:span><text:span text:style-name="T5"> columnas"</text:span>)</text:p>
      <text:p text:style-name="P1"><text:span text:style-name="T1">if</text:span> <text:span text:style-name="T7">age_columns</text:span> <text:span text:style-name="T10">and</text:span> <text:span text:style-name="T7">age_col</text:span> <text:span text:style-name="T4">in</text:span> <text:span text:style-name="T7">df</text:span>.<text:span text:style-name="T7">columns</text:span>:</text:p>
      <text:p text:style-name="P1"><text:span text:style-name="T7">age_antes</text:span> <text:span text:style-name="T8">=</text:span> <text:span text:style-name="T7">df</text:span>[<text:span text:style-name="T7">age_col</text:span>].<text:span text:style-name="T4">isnull</text:span>().<text:span text:style-name="T4">sum</text:span>()</text:p>
      <text:p text:style-name="P1"><text:span text:style-name="T7">age_despues</text:span> <text:span text:style-name="T8">=</text:span> <text:span text:style-name="T7">df_limpio</text:span>[<text:span text:style-name="T7">age_col</text:span>].<text:span text:style-name="T4">isnull</text:span>().<text:span text:style-name="T4">sum</text:span>() <text:span text:style-name="T1">if</text:span> <text:span text:style-name="T7">age_col</text:span> <text:span text:style-name="T4">in</text:span> <text:span text:style-name="T7">df_limpio</text:span>.<text:span text:style-name="T7">columns</text:span> <text:span text:style-name="T1">else</text:span> <text:span text:style-name="T9">0</text:span></text:p>
      <text:p text:style-name="P1"><text:span text:style-name="T4">print</text:span>(<text:span text:style-name="T10">f</text:span><text:span text:style-name="T5">"• Valores nulos en Age: </text:span><text:span text:style-name="T10">{</text:span><text:span text:style-name="T7">age_antes</text:span><text:span text:style-name="T10">}</text:span><text:span text:style-name="T5"> → </text:span><text:span text:style-name="T10">{</text:span><text:span text:style-name="T7">age_despues</text:span><text:span text:style-name="T10">}</text:span><text:span text:style-name="T5">"</text:span>)</text:p>
      <text:p text:style-name="P1"><text:span text:style-name="T1">if</text:span> <text:span text:style-name="T7">sex_columns</text:span>:</text:p>
      <text:p text:style-name="P1"><text:span text:style-name="T4">print</text:span>(<text:span text:style-name="T10">f</text:span><text:span text:style-name="T5">"• Columna Sex convertida a variables dummy usando pd.get_dummies"</text:span>)</text:p>
      <text:p text:style-name="P1"><text:span text:style-name="T4">print</text:span>(<text:span text:style-name="T10">f</text:span><text:span text:style-name="T5">"• Archivo limpio guardado: titanic_limpio.csv"</text:span>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oft-page-break/># ==============================================</text:p>
      <text:p text:style-name="P3"># EJERCICIO 2: Visualización de datos con el dataset "Netflix Movies and TV Shows"</text:p>
      <text:p text:style-name="P3"># Dataset: Netflix dataset de Kaggle</text:p>
      <text:p text:style-name="P3"># Objetivo: Cumplir exactamente los 5 puntos del enunciado</text:p>
      <text:p text:style-name="P3"># ==============================================</text:p>
      <text:p text:style-name="P4"/>
      <text:p text:style-name="P3"># Paso 1: Importar bibliotecas necesarias</text:p>
      <text:p text:style-name="P1"><text:span text:style-name="T1">import</text:span> <text:span text:style-name="T2">pandas</text:span> <text:span text:style-name="T1">as</text:span> <text:span text:style-name="T2">pd</text:span> <text:span text:style-name="T3"># Para manejo de datos en forma de tablas</text:span></text:p>
      <text:p text:style-name="P1"><text:span text:style-name="T1">import</text:span> <text:span text:style-name="T2">numpy</text:span> <text:span text:style-name="T1">as</text:span> <text:span text:style-name="T2">np</text:span> <text:span text:style-name="T3"># Para operaciones numéricas</text:span></text:p>
      <text:p text:style-name="P1"><text:span text:style-name="T1">import</text:span> <text:span text:style-name="T2">matplotlib</text:span>.<text:span text:style-name="T2">pyplot</text:span> <text:span text:style-name="T1">as</text:span> <text:span text:style-name="T2">plt</text:span> <text:span text:style-name="T3"># Gráficos</text:span></text:p>
      <text:p text:style-name="P1"><text:span text:style-name="T1">import</text:span> <text:span text:style-name="T2">seaborn</text:span> <text:span text:style-name="T1">as</text:span> <text:span text:style-name="T2">sns</text:span> <text:span text:style-name="T3"># Visualizaciones</text:span></text:p>
      <text:p text:style-name="P1"><text:span text:style-name="T1">from</text:span> <text:span text:style-name="T2">collections</text:span> <text:span text:style-name="T1">import</text:span> <text:span text:style-name="T2">Counter</text:span> <text:span text:style-name="T3"># Para análisis de frecuencias</text:span></text:p>
      <text:p text:style-name="P4"/>
      <text:p text:style-name="P1"><text:span text:style-name="T4">print</text:span>(<text:span text:style-name="T5">"=== EJERCICIO 2: VISUALIZACIÓN DE DATOS - NETFLIX ===</text:span><text:span text:style-name="T6">\n</text:span><text:span text:style-name="T5">"</text:span>)</text:p>
      <text:p text:style-name="P4"/>
      <text:p text:style-name="P3"># PUNTO 1: Carga el archivo netflix_titles.csv</text:p>
      <text:p text:style-name="P1"><text:span text:style-name="T1">try</text:span>:</text:p>
      <text:p text:style-name="P1"><text:span text:style-name="T7">df</text:span> <text:span text:style-name="T8">=</text:span> <text:span text:style-name="T2">pd</text:span>.<text:span text:style-name="T4">read_csv</text:span>(<text:span text:style-name="T5">"../../Dataset/netflix_titles.csv"</text:span>)</text:p>
      <text:p text:style-name="P1"><text:span text:style-name="T4">print</text:span>(<text:span text:style-name="T5">"PUNTO 1: Archivo netflix_titles.csv cargado exitosamente"</text:span>)</text:p>
      <text:p text:style-name="P1"><text:span text:style-name="T4">print</text:span>(<text:span text:style-name="T10">f</text:span><text:span text:style-name="T5">"Dataset cargado: </text:span><text:span text:style-name="T10">{</text:span><text:span text:style-name="T7">df</text:span>.<text:span text:style-name="T7">shape</text:span>[<text:span text:style-name="T9">0</text:span>]<text:span text:style-name="T10">:,}</text:span><text:span text:style-name="T5"> filas × </text:span><text:span text:style-name="T10">{</text:span><text:span text:style-name="T7">df</text:span>.<text:span text:style-name="T7">shape</text:span>[<text:span text:style-name="T9">1</text:span>]<text:span text:style-name="T10">}</text:span><text:span text:style-name="T5"> columnas"</text:span>)</text:p>
      <text:p text:style-name="P1"><text:span text:style-name="T4">print</text:span>(<text:span text:style-name="T10">f</text:span><text:span text:style-name="T5">"Columnas disponibles: </text:span><text:span text:style-name="T10">{</text:span><text:span text:style-name="T2">list</text:span>(<text:span text:style-name="T7">df</text:span>.<text:span text:style-name="T7">columns</text:span>)<text:span text:style-name="T10">}</text:span><text:span text:style-name="T5">"</text:span>)</text:p>
      <text:p text:style-name="P1"><text:span text:style-name="T1">except</text:span> <text:span text:style-name="T2">FileNotFoundError</text:span>:</text:p>
      <text:p text:style-name="P1"><text:span text:style-name="T4">print</text:span>(<text:span text:style-name="T5">"Error: No se encontró el archivo netflix_titles.csv"</text:span>)</text:p>
      <text:p text:style-name="P1"><text:span text:style-name="T4">print</text:span>(<text:span text:style-name="T5">"Asegúrate de que el archivo esté en la carpeta Dataset/"</text:span>)</text:p>
      <text:p text:style-name="P1"><text:span text:style-name="T7">exit</text:span>()</text:p>
      <text:p text:style-name="P4"/>
      <text:p text:style-name="P1"><text:span text:style-name="T4">print</text:span>(<text:span text:style-name="T5">"</text:span><text:span text:style-name="T6">\n</text:span><text:span text:style-name="T5">Vista previa de los datos:"</text:span>)</text:p>
      <text:p text:style-name="P1"><text:span text:style-name="T4">print</text:span>(<text:span text:style-name="T7">df</text:span>.<text:span text:style-name="T4">head</text:span>())</text:p>
      <text:p text:style-name="P4"/>
      <text:p text:style-name="P3"># PUNTO 2: Muestra cuántos títulos son películas y cuántos son programas de TV</text:p>
      <text:p text:style-name="P1"><text:span text:style-name="T4">print</text:span>(<text:span text:style-name="T10">f</text:span><text:span text:style-name="T5">"</text:span><text:span text:style-name="T6">\n</text:span><text:span text:style-name="T5">PUNTO 2: Distribución de títulos por tipo:"</text:span>)</text:p>
      <text:p text:style-name="P1"><text:span text:style-name="T4">print</text:span>(<text:span text:style-name="T5">"="</text:span> <text:span text:style-name="T8">*</text:span> <text:span text:style-name="T9">45</text:span>)</text:p>
      <text:p text:style-name="P1"><text:span text:style-name="T7">tipo_contenido</text:span> <text:span text:style-name="T8">=</text:span> <text:span text:style-name="T7">df</text:span>[<text:span text:style-name="T5">'type'</text:span>].<text:span text:style-name="T4">value_counts</text:span>()</text:p>
      <text:p text:style-name="P1"><text:span text:style-name="T4">print</text:span>(<text:span text:style-name="T5">"Conteo por tipo:"</text:span>)</text:p>
      <text:p text:style-name="P1"><text:span text:style-name="T4">print</text:span>(<text:span text:style-name="T7">tipo_contenido</text:span>)</text:p>
      <text:p text:style-name="P4"/>
      <text:p text:style-name="P1"><text:span text:style-name="T4">print</text:span>(<text:span text:style-name="T10">f</text:span><text:span text:style-name="T5">"</text:span><text:span text:style-name="T6">\n</text:span><text:span text:style-name="T5">Distribución detallada:"</text:span>)</text:p>
      <text:p text:style-name="P1"><text:span text:style-name="T7">total_titulos</text:span> <text:span text:style-name="T8">=</text:span> <text:span text:style-name="T4">len</text:span>(<text:span text:style-name="T7">df</text:span>)</text:p>
      <text:p text:style-name="P1"><text:span text:style-name="T1">for</text:span> <text:span text:style-name="T7">tipo</text:span>, <text:span text:style-name="T7">cantidad</text:span> <text:span text:style-name="T1">in</text:span> <text:span text:style-name="T7">tipo_contenido</text:span>.<text:span text:style-name="T4">items</text:span>():</text:p>
      <text:p text:style-name="P1"><text:span text:style-name="T7">porcentaje</text:span> <text:span text:style-name="T8">=</text:span> (<text:span text:style-name="T7">cantidad</text:span> <text:span text:style-name="T8">/</text:span> <text:span text:style-name="T7">total_titulos</text:span>) <text:span text:style-name="T8">*</text:span> <text:span text:style-name="T9">100</text:span></text:p>
      <text:p text:style-name="P1"><text:span text:style-name="T4">print</text:span>(<text:span text:style-name="T10">f</text:span><text:span text:style-name="T5">" </text:span><text:span text:style-name="T10">{</text:span><text:span text:style-name="T7">tipo</text:span><text:span text:style-name="T10">}</text:span><text:span text:style-name="T5">: </text:span><text:span text:style-name="T10">{</text:span><text:span text:style-name="T7">cantidad</text:span><text:span text:style-name="T10">:,}</text:span><text:span text:style-name="T5"> títulos (</text:span><text:span text:style-name="T10">{</text:span><text:span text:style-name="T7">porcentaje</text:span><text:span text:style-name="T10">:.1f}</text:span><text:span text:style-name="T5">%)"</text:span>)</text:p>
      <text:p text:style-name="P4"/>
      <text:p text:style-name="P3"># PUNTO 3: Crea un gráfico de barras que muestre cuántas producciones se lanzaron por año</text:p>
      <text:p text:style-name="P1"><text:span text:style-name="T4">print</text:span>(<text:span text:style-name="T10">f</text:span><text:span text:style-name="T5">"</text:span><text:span text:style-name="T6">\n</text:span><text:span text:style-name="T5">PUNTO 3: Creando gráfico de barras por año de lanzamiento..."</text:span>)</text:p>
      <text:p text:style-name="P1"><text:span text:style-name="T4">print</text:span>(<text:span text:style-name="T5">"="</text:span> <text:span text:style-name="T8">*</text:span> <text:span text:style-name="T9">60</text:span>)</text:p>
      <text:p text:style-name="P4"/>
      <text:p text:style-name="P3"># Limpiar y preparar datos de año</text:p>
      <text:p text:style-name="P1"><text:span text:style-name="T7">df_clean</text:span> <text:span text:style-name="T8">=</text:span> <text:span text:style-name="T7">df</text:span>.<text:span text:style-name="T4">copy</text:span>()</text:p>
      <text:p text:style-name="P1"><text:span text:style-name="T1">if</text:span> <text:span text:style-name="T5">'release_year'</text:span> <text:span text:style-name="T4">in</text:span> <text:span text:style-name="T7">df_clean</text:span>.<text:span text:style-name="T7">columns</text:span>:</text:p>
      <text:p text:style-name="P1"><text:span text:style-name="T7">df_clean</text:span>[<text:span text:style-name="T5">'release_year'</text:span>] <text:span text:style-name="T8">=</text:span> <text:span text:style-name="T2">pd</text:span>.<text:span text:style-name="T4">to_numeric</text:span>(<text:span text:style-name="T7">df_clean</text:span>[<text:span text:style-name="T5">'release_year'</text:span>], <text:span text:style-name="T7">errors</text:span><text:span text:style-name="T8">=</text:span><text:span text:style-name="T5">'coerce'</text:span>)</text:p>
      <text:p text:style-name="P1"><text:soft-page-break/><text:span text:style-name="T7">df_clean</text:span> <text:span text:style-name="T8">=</text:span> <text:span text:style-name="T7">df_clean</text:span>.<text:span text:style-name="T4">dropna</text:span>(<text:span text:style-name="T7">subset</text:span><text:span text:style-name="T8">=</text:span>[<text:span text:style-name="T5">'release_year'</text:span>])</text:p>
      <text:p text:style-name="P3"># Contar producciones por año</text:p>
      <text:p text:style-name="P1"><text:span text:style-name="T7">producciones_por_año</text:span> <text:span text:style-name="T8">=</text:span> <text:span text:style-name="T7">df_clean</text:span>[<text:span text:style-name="T5">'release_year'</text:span>].<text:span text:style-name="T4">value_counts</text:span>().<text:span text:style-name="T4">sort_index</text:span>()</text:p>
      <text:p text:style-name="P3"># Crear el gráfico de barras</text:p>
      <text:p text:style-name="P1"><text:span text:style-name="T2">plt</text:span>.<text:span text:style-name="T4">figure</text:span>(<text:span text:style-name="T7">figsize</text:span><text:span text:style-name="T8">=</text:span>(<text:span text:style-name="T9">15</text:span>, <text:span text:style-name="T9">6</text:span>))</text:p>
      <text:p text:style-name="P1"><text:span text:style-name="T2">plt</text:span>.<text:span text:style-name="T4">bar</text:span>(<text:span text:style-name="T7">producciones_por_año</text:span>.<text:span text:style-name="T7">index</text:span>, <text:span text:style-name="T7">producciones_por_año</text:span>.<text:span text:style-name="T7">values</text:span>, <text:span text:style-name="T7">color</text:span><text:span text:style-name="T8">=</text:span><text:span text:style-name="T5">'#E50914'</text:span>, <text:span text:style-name="T7">alpha</text:span><text:span text:style-name="T8">=</text:span><text:span text:style-name="T9">0.7</text:span>)</text:p>
      <text:p text:style-name="P1"><text:span text:style-name="T2">plt</text:span>.<text:span text:style-name="T4">title</text:span>(<text:span text:style-name="T5">'Producciones de Netflix por Año de Lanzamiento'</text:span>, <text:span text:style-name="T7">fontsize</text:span><text:span text:style-name="T8">=</text:span><text:span text:style-name="T9">16</text:span>, <text:span text:style-name="T7">fontweight</text:span><text:span text:style-name="T8">=</text:span><text:span text:style-name="T5">'bold'</text:span>)</text:p>
      <text:p text:style-name="P1"><text:span text:style-name="T2">plt</text:span>.<text:span text:style-name="T4">xlabel</text:span>(<text:span text:style-name="T5">'Año de Lanzamiento'</text:span>, <text:span text:style-name="T7">fontsize</text:span><text:span text:style-name="T8">=</text:span><text:span text:style-name="T9">12</text:span>)</text:p>
      <text:p text:style-name="P1"><text:span text:style-name="T2">plt</text:span>.<text:span text:style-name="T4">ylabel</text:span>(<text:span text:style-name="T5">'Número de Producciones'</text:span>, <text:span text:style-name="T7">fontsize</text:span><text:span text:style-name="T8">=</text:span><text:span text:style-name="T9">12</text:span>)</text:p>
      <text:p text:style-name="P1"><text:span text:style-name="T2">plt</text:span>.<text:span text:style-name="T4">xticks</text:span>(<text:span text:style-name="T7">rotation</text:span><text:span text:style-name="T8">=</text:span><text:span text:style-name="T9">45</text:span>)</text:p>
      <text:p text:style-name="P1"><text:span text:style-name="T2">plt</text:span>.<text:span text:style-name="T4">grid</text:span>(<text:span text:style-name="T7">axis</text:span><text:span text:style-name="T8">=</text:span><text:span text:style-name="T5">'y'</text:span>, <text:span text:style-name="T7">alpha</text:span><text:span text:style-name="T8">=</text:span><text:span text:style-name="T9">0.3</text:span>)</text:p>
      <text:p text:style-name="P1"><text:span text:style-name="T2">plt</text:span>.<text:span text:style-name="T4">tight_layout</text:span>()</text:p>
      <text:p text:style-name="P1"><text:span text:style-name="T2">plt</text:span>.<text:span text:style-name="T4">savefig</text:span>(<text:span text:style-name="T5">'netflix_producciones_por_año.png'</text:span>, <text:span text:style-name="T7">dpi</text:span><text:span text:style-name="T8">=</text:span><text:span text:style-name="T9">300</text:span>, <text:span text:style-name="T7">bbox_inches</text:span><text:span text:style-name="T8">=</text:span><text:span text:style-name="T5">'tight'</text:span>)</text:p>
      <text:p text:style-name="P1"><text:span text:style-name="T4">print</text:span>(<text:span text:style-name="T5">"Gráfico de barras guardado como 'netflix_producciones_por_año.png'"</text:span>)</text:p>
      <text:p text:style-name="P1"><text:span text:style-name="T2">plt</text:span>.<text:span text:style-name="T4">close</text:span>()</text:p>
      <text:p text:style-name="P3"># Mostrar estadísticas del año</text:p>
      <text:p text:style-name="P1"><text:span text:style-name="T7">año_mas_producciones</text:span> <text:span text:style-name="T8">=</text:span> <text:span text:style-name="T7">producciones_por_año</text:span>.<text:span text:style-name="T4">idxmax</text:span>()</text:p>
      <text:p text:style-name="P1"><text:span text:style-name="T7">max_producciones</text:span> <text:span text:style-name="T8">=</text:span> <text:span text:style-name="T7">producciones_por_año</text:span>.<text:span text:style-name="T4">max</text:span>()</text:p>
      <text:p text:style-name="P1"><text:span text:style-name="T4">print</text:span>(<text:span text:style-name="T10">f</text:span><text:span text:style-name="T5">"Año con más lanzamientos: </text:span><text:span text:style-name="T10">{</text:span><text:span text:style-name="T2">int</text:span>(<text:span text:style-name="T7">año_mas_producciones</text:span>)<text:span text:style-name="T10">}</text:span><text:span text:style-name="T5"> (</text:span><text:span text:style-name="T10">{</text:span><text:span text:style-name="T7">max_producciones</text:span><text:span text:style-name="T10">}</text:span><text:span text:style-name="T5"> producciones)"</text:span>)</text:p>
      <text:p text:style-name="P1"><text:span text:style-name="T1">else</text:span>:</text:p>
      <text:p text:style-name="P1"><text:span text:style-name="T4">print</text:span>(<text:span text:style-name="T5">"No se encontró columna 'release_year' en el dataset"</text:span>)</text:p>
      <text:p text:style-name="P4"/>
      <text:p text:style-name="P3"># PUNTO 4: Visualiza con un countplot de Seaborn cuántas producciones hay por país (top 10)</text:p>
      <text:p text:style-name="P1"><text:span text:style-name="T4">print</text:span>(<text:span text:style-name="T10">f</text:span><text:span text:style-name="T5">"</text:span><text:span text:style-name="T6">\n</text:span><text:span text:style-name="T5">PUNTO 4: Creando countplot de países (top 10)..."</text:span>)</text:p>
      <text:p text:style-name="P1"><text:span text:style-name="T4">print</text:span>(<text:span text:style-name="T5">"="</text:span> <text:span text:style-name="T8">*</text:span> <text:span text:style-name="T9">50</text:span>)</text:p>
      <text:p text:style-name="P4"/>
      <text:p text:style-name="P1"><text:span text:style-name="T1">if</text:span> <text:span text:style-name="T5">'country'</text:span> <text:span text:style-name="T4">in</text:span> <text:span text:style-name="T7">df</text:span>.<text:span text:style-name="T7">columns</text:span>:</text:p>
      <text:p text:style-name="P3"># Preparar datos de países (algunos títulos tienen múltiples países separados por comas)</text:p>
      <text:p text:style-name="P1"><text:span text:style-name="T7">paises_lista</text:span> <text:span text:style-name="T8">=</text:span> []</text:p>
      <text:p text:style-name="P1"><text:span text:style-name="T1">for</text:span> <text:span text:style-name="T7">paises</text:span> <text:span text:style-name="T4">in</text:span> <text:span text:style-name="T7">df</text:span>[<text:span text:style-name="T5">'country'</text:span>].<text:span text:style-name="T4">dropna</text:span>():</text:p>
      <text:p text:style-name="P3"># Dividir por comas y limpiar espacios</text:p>
      <text:p text:style-name="P1"><text:span text:style-name="T7">paises_separados</text:span> <text:span text:style-name="T8">=</text:span> [<text:span text:style-name="T7">pais</text:span>.<text:span text:style-name="T4">strip</text:span>() <text:span text:style-name="T1">for</text:span> <text:span text:style-name="T7">pais</text:span> <text:span text:style-name="T1">in</text:span> <text:span text:style-name="T2">str</text:span>(<text:span text:style-name="T7">paises</text:span>).<text:span text:style-name="T4">split</text:span>(<text:span text:style-name="T5">','</text:span>)]</text:p>
      <text:p text:style-name="P1"><text:span text:style-name="T7">paises_lista</text:span>.<text:span text:style-name="T4">extend</text:span>(<text:span text:style-name="T7">paises_separados</text:span>)</text:p>
      <text:p text:style-name="P3"># Contar y obtener top 10</text:p>
      <text:p text:style-name="P1"><text:span text:style-name="T7">paises_contador</text:span> <text:span text:style-name="T8">=</text:span> <text:span text:style-name="T2">Counter</text:span>(<text:span text:style-name="T7">paises_lista</text:span>)</text:p>
      <text:p text:style-name="P1"><text:span text:style-name="T7">top10_paises</text:span> <text:span text:style-name="T8">=</text:span> <text:span text:style-name="T2">dict</text:span>(<text:span text:style-name="T7">paises_contador</text:span>.<text:span text:style-name="T4">most_common</text:span>(<text:span text:style-name="T9">10</text:span>))</text:p>
      <text:p text:style-name="P1"><text:span text:style-name="T4">print</text:span>(<text:span text:style-name="T10">f</text:span><text:span text:style-name="T5">"TOP 10 PAÍSES CON MÁS PRODUCCIONES:"</text:span>)</text:p>
      <text:p text:style-name="P1"><text:span text:style-name="T1">for</text:span> <text:span text:style-name="T7">i</text:span>, (<text:span text:style-name="T7">pais</text:span>, <text:span text:style-name="T7">cantidad</text:span>) <text:span text:style-name="T1">in</text:span> <text:span text:style-name="T2">enumerate</text:span>(<text:span text:style-name="T7">top10_paises</text:span>.<text:span text:style-name="T4">items</text:span>(), <text:span text:style-name="T9">1</text:span>):</text:p>
      <text:p text:style-name="P1"><text:span text:style-name="T4">print</text:span>(<text:span text:style-name="T10">f</text:span><text:span text:style-name="T5">"</text:span><text:span text:style-name="T10">{</text:span><text:span text:style-name="T7">i</text:span><text:span text:style-name="T10">:2d}</text:span><text:span text:style-name="T5">. </text:span><text:span text:style-name="T10">{</text:span><text:span text:style-name="T7">pais</text:span><text:span text:style-name="T10">}</text:span><text:span text:style-name="T5">: </text:span><text:span text:style-name="T10">{</text:span><text:span text:style-name="T7">cantidad</text:span><text:span text:style-name="T10">}</text:span><text:span text:style-name="T5"> producciones"</text:span>)</text:p>
      <text:p text:style-name="P3"># Crear DataFrame para countplot</text:p>
      <text:p text:style-name="P1"><text:span text:style-name="T7">df_paises</text:span> <text:span text:style-name="T8">=</text:span> <text:span text:style-name="T2">pd</text:span>.<text:span text:style-name="T2">DataFrame</text:span>({<text:span text:style-name="T5">'country'</text:span>: <text:span text:style-name="T7">paises_lista</text:span>})</text:p>
      <text:p text:style-name="P3"># Crear countplot con Seaborn</text:p>
      <text:p text:style-name="P1"><text:span text:style-name="T2">plt</text:span>.<text:span text:style-name="T4">figure</text:span>(<text:span text:style-name="T7">figsize</text:span><text:span text:style-name="T8">=</text:span>(<text:span text:style-name="T9">12</text:span>, <text:span text:style-name="T9">6</text:span>))</text:p>
      <text:p text:style-name="P1"><text:span text:style-name="T7">paises_names</text:span> <text:span text:style-name="T8">=</text:span> <text:span text:style-name="T2">list</text:span>(<text:span text:style-name="T7">top10_paises</text:span>.<text:span text:style-name="T4">keys</text:span>())</text:p>
      <text:p text:style-name="P1"><text:span text:style-name="T2">sns</text:span>.<text:span text:style-name="T4">countplot</text:span>(<text:span text:style-name="T7">data</text:span><text:span text:style-name="T8">=</text:span><text:span text:style-name="T7">df_paises</text:span>[<text:span text:style-name="T7">df_paises</text:span>[<text:span text:style-name="T5">'country'</text:span>].<text:span text:style-name="T4">isin</text:span>(<text:span text:style-name="T7">paises_names</text:span>)], </text:p>
      <text:p text:style-name="P1"><text:span text:style-name="T7">x</text:span><text:span text:style-name="T8">=</text:span><text:span text:style-name="T5">'country'</text:span>, </text:p>
      <text:p text:style-name="P1"><text:span text:style-name="T7">order</text:span><text:span text:style-name="T8">=</text:span><text:span text:style-name="T7">paises_names</text:span>, </text:p>
      <text:p text:style-name="P1"><text:span text:style-name="T7">palette</text:span><text:span text:style-name="T8">=</text:span><text:span text:style-name="T5">'viridis'</text:span>)</text:p>
      <text:p text:style-name="P1"><text:span text:style-name="T2">plt</text:span>.<text:span text:style-name="T4">title</text:span>(<text:span text:style-name="T5">'Top 10 Países con Más Producciones en Netflix'</text:span>, <text:span text:style-name="T7">fontsize</text:span><text:span text:style-name="T8">=</text:span><text:span text:style-name="T9">16</text:span>, <text:span text:style-name="T7">fontweight</text:span><text:span text:style-name="T8">=</text:span><text:span text:style-name="T5">'bold'</text:span>)</text:p>
      <text:p text:style-name="P1"><text:soft-page-break/><text:span text:style-name="T2">plt</text:span>.<text:span text:style-name="T4">xlabel</text:span>(<text:span text:style-name="T5">'País'</text:span>, <text:span text:style-name="T7">fontsize</text:span><text:span text:style-name="T8">=</text:span><text:span text:style-name="T9">12</text:span>)</text:p>
      <text:p text:style-name="P1"><text:span text:style-name="T2">plt</text:span>.<text:span text:style-name="T4">ylabel</text:span>(<text:span text:style-name="T5">'Número de Producciones'</text:span>, <text:span text:style-name="T7">fontsize</text:span><text:span text:style-name="T8">=</text:span><text:span text:style-name="T9">12</text:span>)</text:p>
      <text:p text:style-name="P1"><text:span text:style-name="T2">plt</text:span>.<text:span text:style-name="T4">xticks</text:span>(<text:span text:style-name="T7">rotation</text:span><text:span text:style-name="T8">=</text:span><text:span text:style-name="T9">45</text:span>, <text:span text:style-name="T7">ha</text:span><text:span text:style-name="T8">=</text:span><text:span text:style-name="T5">'right'</text:span>)</text:p>
      <text:p text:style-name="P1"><text:span text:style-name="T2">plt</text:span>.<text:span text:style-name="T4">tight_layout</text:span>()</text:p>
      <text:p text:style-name="P1"><text:span text:style-name="T2">plt</text:span>.<text:span text:style-name="T4">savefig</text:span>(<text:span text:style-name="T5">'netflix_top10_paises_countplot.png'</text:span>, <text:span text:style-name="T7">dpi</text:span><text:span text:style-name="T8">=</text:span><text:span text:style-name="T9">300</text:span>, <text:span text:style-name="T7">bbox_inches</text:span><text:span text:style-name="T8">=</text:span><text:span text:style-name="T5">'tight'</text:span>)</text:p>
      <text:p text:style-name="P1"><text:span text:style-name="T4">print</text:span>(<text:span text:style-name="T5">"Countplot de países guardado como 'netflix_top10_paises_countplot.png'"</text:span>)</text:p>
      <text:p text:style-name="P1"><text:span text:style-name="T2">plt</text:span>.<text:span text:style-name="T4">close</text:span>()</text:p>
      <text:p text:style-name="P1"><text:span text:style-name="T1">else</text:span>:</text:p>
      <text:p text:style-name="P1"><text:span text:style-name="T4">print</text:span>(<text:span text:style-name="T5">"No se encontró columna 'country' en el dataset"</text:span>)</text:p>
      <text:p text:style-name="P4"/>
      <text:p text:style-name="P3"># PUNTO 5: Genera un gráfico de torta de los 5 directores más frecuentes</text:p>
      <text:p text:style-name="P1"><text:span text:style-name="T4">print</text:span>(<text:span text:style-name="T10">f</text:span><text:span text:style-name="T5">"</text:span><text:span text:style-name="T6">\n</text:span><text:span text:style-name="T5">PUNTO 5: Creando gráfico de torta de directores (top 5)..."</text:span>)</text:p>
      <text:p text:style-name="P1"><text:span text:style-name="T4">print</text:span>(<text:span text:style-name="T5">"="</text:span> <text:span text:style-name="T8">*</text:span> <text:span text:style-name="T9">58</text:span>)</text:p>
      <text:p text:style-name="P4"/>
      <text:p text:style-name="P1"><text:span text:style-name="T1">if</text:span> <text:span text:style-name="T5">'director'</text:span> <text:span text:style-name="T4">in</text:span> <text:span text:style-name="T7">df</text:span>.<text:span text:style-name="T7">columns</text:span>:</text:p>
      <text:p text:style-name="P3"># Preparar datos de directores</text:p>
      <text:p text:style-name="P1"><text:span text:style-name="T7">directores_lista</text:span> <text:span text:style-name="T8">=</text:span> []</text:p>
      <text:p text:style-name="P1"><text:span text:style-name="T1">for</text:span> <text:span text:style-name="T7">directores</text:span> <text:span text:style-name="T4">in</text:span> <text:span text:style-name="T7">df</text:span>[<text:span text:style-name="T5">'director'</text:span>].<text:span text:style-name="T4">dropna</text:span>():</text:p>
      <text:p text:style-name="P3"># Algunos títulos tienen múltiples directores</text:p>
      <text:p text:style-name="P1"><text:span text:style-name="T7">directores_separados</text:span> <text:span text:style-name="T8">=</text:span> [<text:span text:style-name="T7">director</text:span>.<text:span text:style-name="T4">strip</text:span>() <text:span text:style-name="T1">for</text:span> <text:span text:style-name="T7">director</text:span> <text:span text:style-name="T1">in</text:span> <text:span text:style-name="T2">str</text:span>(<text:span text:style-name="T7">directores</text:span>).<text:span text:style-name="T4">split</text:span>(<text:span text:style-name="T5">','</text:span>)]</text:p>
      <text:p text:style-name="P1"><text:span text:style-name="T7">directores_lista</text:span>.<text:span text:style-name="T4">extend</text:span>(<text:span text:style-name="T7">directores_separados</text:span>)</text:p>
      <text:p text:style-name="P3"># Contar y obtener top 5</text:p>
      <text:p text:style-name="P1"><text:span text:style-name="T7">directores_contador</text:span> <text:span text:style-name="T8">=</text:span> <text:span text:style-name="T2">Counter</text:span>(<text:span text:style-name="T7">directores_lista</text:span>)</text:p>
      <text:p text:style-name="P1"><text:span text:style-name="T7">top5_directores</text:span> <text:span text:style-name="T8">=</text:span> <text:span text:style-name="T2">dict</text:span>(<text:span text:style-name="T7">directores_contador</text:span>.<text:span text:style-name="T4">most_common</text:span>(<text:span text:style-name="T9">5</text:span>))</text:p>
      <text:p text:style-name="P1"><text:span text:style-name="T4">print</text:span>(<text:span text:style-name="T10">f</text:span><text:span text:style-name="T5">"TOP 5 DIRECTORES MÁS FRECUENTES:"</text:span>)</text:p>
      <text:p text:style-name="P1"><text:span text:style-name="T1">for</text:span> <text:span text:style-name="T7">i</text:span>, (<text:span text:style-name="T7">director</text:span>, <text:span text:style-name="T7">cantidad</text:span>) <text:span text:style-name="T1">in</text:span> <text:span text:style-name="T2">enumerate</text:span>(<text:span text:style-name="T7">top5_directores</text:span>.<text:span text:style-name="T4">items</text:span>(), <text:span text:style-name="T9">1</text:span>):</text:p>
      <text:p text:style-name="P1"><text:span text:style-name="T4">print</text:span>(<text:span text:style-name="T10">f</text:span><text:span text:style-name="T5">"</text:span><text:span text:style-name="T10">{</text:span><text:span text:style-name="T7">i</text:span><text:span text:style-name="T10">}</text:span><text:span text:style-name="T5">. </text:span><text:span text:style-name="T10">{</text:span><text:span text:style-name="T7">director</text:span><text:span text:style-name="T10">}</text:span><text:span text:style-name="T5">: </text:span><text:span text:style-name="T10">{</text:span><text:span text:style-name="T7">cantidad</text:span><text:span text:style-name="T10">}</text:span><text:span text:style-name="T5"> producciones"</text:span>)</text:p>
      <text:p text:style-name="P3"># Crear gráfico de torta</text:p>
      <text:p text:style-name="P1"><text:span text:style-name="T2">plt</text:span>.<text:span text:style-name="T4">figure</text:span>(<text:span text:style-name="T7">figsize</text:span><text:span text:style-name="T8">=</text:span>(<text:span text:style-name="T9">10</text:span>, <text:span text:style-name="T9">8</text:span>))</text:p>
      <text:p text:style-name="P1"><text:span text:style-name="T7">colores</text:span> <text:span text:style-name="T8">=</text:span> [<text:span text:style-name="T5">'#E50914'</text:span>, <text:span text:style-name="T5">'#F40612'</text:span>, <text:span text:style-name="T5">'#FF6B6B'</text:span>, <text:span text:style-name="T5">'#FF8E8E'</text:span>, <text:span text:style-name="T5">'#FFB1B1'</text:span>]</text:p>
      <text:p text:style-name="P1"><text:span text:style-name="T7">wedges</text:span>, <text:span text:style-name="T7">texts</text:span>, <text:span text:style-name="T7">autotexts</text:span> <text:span text:style-name="T8">=</text:span> <text:span text:style-name="T2">plt</text:span>.<text:span text:style-name="T4">pie</text:span>(<text:span text:style-name="T7">top5_directores</text:span>.<text:span text:style-name="T4">values</text:span>(), </text:p>
      <text:p text:style-name="P1"><text:span text:style-name="T7">labels</text:span><text:span text:style-name="T8">=</text:span><text:span text:style-name="T7">top5_directores</text:span>.<text:span text:style-name="T4">keys</text:span>(), </text:p>
      <text:p text:style-name="P1"><text:span text:style-name="T7">autopct</text:span><text:span text:style-name="T8">=</text:span><text:span text:style-name="T5">'</text:span><text:span text:style-name="T10">%1.1f%%</text:span><text:span text:style-name="T5">'</text:span>,</text:p>
      <text:p text:style-name="P1"><text:span text:style-name="T7">colors</text:span><text:span text:style-name="T8">=</text:span><text:span text:style-name="T7">colores</text:span>,</text:p>
      <text:p text:style-name="P1"><text:span text:style-name="T7">startangle</text:span><text:span text:style-name="T8">=</text:span><text:span text:style-name="T9">90</text:span>,</text:p>
      <text:p text:style-name="P1"><text:span text:style-name="T7">explode</text:span><text:span text:style-name="T8">=</text:span>(<text:span text:style-name="T9">0.05</text:span>, <text:span text:style-name="T9">0</text:span>, <text:span text:style-name="T9">0</text:span>, <text:span text:style-name="T9">0</text:span>, <text:span text:style-name="T9">0</text:span>)) <text:span text:style-name="T3"># Resaltar el primero</text:span></text:p>
      <text:p text:style-name="P1"><text:span text:style-name="T2">plt</text:span>.<text:span text:style-name="T4">title</text:span>(<text:span text:style-name="T5">'Top 5 Directores Más Frecuentes en Netflix'</text:span>, <text:span text:style-name="T7">fontsize</text:span><text:span text:style-name="T8">=</text:span><text:span text:style-name="T9">16</text:span>, <text:span text:style-name="T7">fontweight</text:span><text:span text:style-name="T8">=</text:span><text:span text:style-name="T5">'bold'</text:span>, <text:span text:style-name="T7">pad</text:span><text:span text:style-name="T8">=</text:span><text:span text:style-name="T9">20</text:span>)</text:p>
      <text:p text:style-name="P3"># Mejorar la apariencia del texto</text:p>
      <text:p text:style-name="P1"><text:span text:style-name="T1">for</text:span> <text:span text:style-name="T7">autotext</text:span> <text:span text:style-name="T1">in</text:span> <text:span text:style-name="T7">autotexts</text:span>:</text:p>
      <text:p text:style-name="P1"><text:span text:style-name="T7">autotext</text:span>.<text:span text:style-name="T4">set_color</text:span>(<text:span text:style-name="T5">'white'</text:span>)</text:p>
      <text:p text:style-name="P1"><text:span text:style-name="T7">autotext</text:span>.<text:span text:style-name="T4">set_fontweight</text:span>(<text:span text:style-name="T5">'bold'</text:span>)</text:p>
      <text:p text:style-name="P1"><text:span text:style-name="T2">plt</text:span>.<text:span text:style-name="T4">axis</text:span>(<text:span text:style-name="T5">'equal'</text:span>) <text:span text:style-name="T3"># Para que la torta sea circular</text:span></text:p>
      <text:p text:style-name="P1"><text:span text:style-name="T2">plt</text:span>.<text:span text:style-name="T4">tight_layout</text:span>()</text:p>
      <text:p text:style-name="P1"><text:span text:style-name="T2">plt</text:span>.<text:span text:style-name="T4">savefig</text:span>(<text:span text:style-name="T5">'netflix_top5_directores_torta.png'</text:span>, <text:span text:style-name="T7">dpi</text:span><text:span text:style-name="T8">=</text:span><text:span text:style-name="T9">300</text:span>, <text:span text:style-name="T7">bbox_inches</text:span><text:span text:style-name="T8">=</text:span><text:span text:style-name="T5">'tight'</text:span>)</text:p>
      <text:p text:style-name="P1"><text:span text:style-name="T4">print</text:span>(<text:span text:style-name="T5">"Gráfico de torta guardado como 'netflix_top5_directores_torta.png'"</text:span>)</text:p>
      <text:p text:style-name="P1"><text:span text:style-name="T2">plt</text:span>.<text:span text:style-name="T4">close</text:span>()</text:p>
      <text:p text:style-name="P1"><text:span text:style-name="T1">else</text:span>:</text:p>
      <text:p text:style-name="P1"><text:span text:style-name="T4">print</text:span>(<text:span text:style-name="T5">"No se encontró columna 'director' en el dataset"</text:span>)</text:p>
      <text:p text:style-name="P4"/>
      <text:p text:style-name="P3"># Estadísticas adicionales del dataset</text:p>
      <text:p text:style-name="P1"><text:soft-page-break/><text:span text:style-name="T4">print</text:span>(<text:span text:style-name="T10">f</text:span><text:span text:style-name="T5">"</text:span><text:span text:style-name="T6">\n</text:span><text:span text:style-name="T5">ESTADÍSTICAS ADICIONALES DEL DATASET:"</text:span>)</text:p>
      <text:p text:style-name="P1"><text:span text:style-name="T4">print</text:span>(<text:span text:style-name="T5">"="</text:span> <text:span text:style-name="T8">*</text:span> <text:span text:style-name="T9">40</text:span>)</text:p>
      <text:p text:style-name="P4"/>
      <text:p text:style-name="P3"># Información general</text:p>
      <text:p text:style-name="P1"><text:span text:style-name="T4">print</text:span>(<text:span text:style-name="T10">f</text:span><text:span text:style-name="T5">"Total de títulos únicos: </text:span><text:span text:style-name="T10">{</text:span><text:span text:style-name="T7">df</text:span>[<text:span text:style-name="T5">'title'</text:span>].<text:span text:style-name="T4">nunique</text:span>()<text:span text:style-name="T10">:,}</text:span><text:span text:style-name="T5">"</text:span>)</text:p>
      <text:p text:style-name="P1"><text:span text:style-name="T4">print</text:span>(<text:span text:style-name="T10">f</text:span><text:span text:style-name="T5">"Total de directores únicos: </text:span><text:span text:style-name="T10">{</text:span><text:span text:style-name="T7">df</text:span>[<text:span text:style-name="T5">'director'</text:span>].<text:span text:style-name="T4">nunique</text:span>()<text:span text:style-name="T10">:,}</text:span><text:span text:style-name="T5">"</text:span>)</text:p>
      <text:p text:style-name="P4"/>
      <text:p text:style-name="P1"><text:span text:style-name="T1">if</text:span> <text:span text:style-name="T5">'country'</text:span> <text:span text:style-name="T4">in</text:span> <text:span text:style-name="T7">df</text:span>.<text:span text:style-name="T7">columns</text:span>:</text:p>
      <text:p text:style-name="P1"><text:span text:style-name="T7">paises_unicos</text:span> <text:span text:style-name="T8">=</text:span> <text:span text:style-name="T4">len</text:span>(<text:span text:style-name="T2">set</text:span>(<text:span text:style-name="T7">paises_lista</text:span>)) <text:span text:style-name="T1">if</text:span> <text:span text:style-name="T5">'paises_lista'</text:span> <text:span text:style-name="T10">in</text:span> <text:span text:style-name="T4">locals</text:span>() <text:span text:style-name="T1">else</text:span> <text:span text:style-name="T7">df</text:span>[<text:span text:style-name="T5">'country'</text:span>].<text:span text:style-name="T4">nunique</text:span>()</text:p>
      <text:p text:style-name="P1"><text:span text:style-name="T4">print</text:span>(<text:span text:style-name="T10">f</text:span><text:span text:style-name="T5">"Total de países representados: </text:span><text:span text:style-name="T10">{</text:span><text:span text:style-name="T7">paises_unicos</text:span><text:span text:style-name="T10">}</text:span><text:span text:style-name="T5">"</text:span>)</text:p>
      <text:p text:style-name="P4"/>
      <text:p text:style-name="P1"><text:span text:style-name="T1">if</text:span> <text:span text:style-name="T5">'release_year'</text:span> <text:span text:style-name="T4">in</text:span> <text:span text:style-name="T7">df</text:span>.<text:span text:style-name="T7">columns</text:span>:</text:p>
      <text:p text:style-name="P1"><text:span text:style-name="T7">year_min</text:span> <text:span text:style-name="T8">=</text:span> <text:span text:style-name="T7">df</text:span>[<text:span text:style-name="T5">'release_year'</text:span>].<text:span text:style-name="T4">min</text:span>()</text:p>
      <text:p text:style-name="P1"><text:span text:style-name="T7">year_max</text:span> <text:span text:style-name="T8">=</text:span> <text:span text:style-name="T7">df</text:span>[<text:span text:style-name="T5">'release_year'</text:span>].<text:span text:style-name="T4">max</text:span>()</text:p>
      <text:p text:style-name="P1"><text:span text:style-name="T4">print</text:span>(<text:span text:style-name="T10">f</text:span><text:span text:style-name="T5">"Rango de años: </text:span><text:span text:style-name="T10">{</text:span><text:span text:style-name="T2">int</text:span>(<text:span text:style-name="T7">year_min</text:span>)<text:span text:style-name="T10">}</text:span><text:span text:style-name="T5"> - </text:span><text:span text:style-name="T10">{</text:span><text:span text:style-name="T2">int</text:span>(<text:span text:style-name="T7">year_max</text:span>)<text:span text:style-name="T10">}</text:span><text:span text:style-name="T5">"</text:span>)</text:p>
      <text:p text:style-name="P5"/>
      <text:p text:style-name="P3"># Resumen de archivos generados</text:p>
      <text:p text:style-name="P1"><text:span text:style-name="T4">print</text:span>(<text:span text:style-name="T10">f</text:span><text:span text:style-name="T5">"</text:span><text:span text:style-name="T6">\n</text:span><text:span text:style-name="T5">ARCHIVOS GENERADOS:"</text:span>)</text:p>
      <text:p text:style-name="P1"><text:span text:style-name="T4">print</text:span>(<text:span text:style-name="T5">"- netflix_producciones_por_año.png (gráfico de barras)"</text:span>)</text:p>
      <text:p text:style-name="P1"><text:span text:style-name="T4">print</text:span>(<text:span text:style-name="T5">"- netflix_top10_paises_countplot.png (countplot de países)"</text:span>)</text:p>
      <text:p text:style-name="P1"><text:span text:style-name="T4">print</text:span>(<text:span text:style-name="T5">"- netflix_top5_directores_torta.png (gráfico de torta)"</text:span>)</text:p>
      <text:p text:style-name="P4"/>
      <text:p text:style-name="P1"><text:span text:style-name="T4">print</text:span>(<text:span text:style-name="T10">f</text:span><text:span text:style-name="T5">"</text:span><text:span text:style-name="T6">\n</text:span><text:span text:style-name="T5">EJERCICIO 2 COMPLETADO EXITOSAMENTE!"</text:span>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oft-page-break/># ==============================================</text:p>
      <text:p text:style-name="P3"># EJERCICIO 3: Carga y preparación de datos de texto con el dataset "Fake News"</text:p>
      <text:p text:style-name="P3"># Dataset: Fake.csv y True.csv</text:p>
      <text:p text:style-name="P3"># Objetivo: Cumplir exactamente los 6 puntos del enunciado</text:p>
      <text:p text:style-name="P3"># ==============================================</text:p>
      <text:p text:style-name="P4"/>
      <text:p text:style-name="P3"># Paso 1: Importar bibliotecas necesarias</text:p>
      <text:p text:style-name="P1"><text:span text:style-name="T1">import</text:span> <text:span text:style-name="T2">pandas</text:span> <text:span text:style-name="T1">as</text:span> <text:span text:style-name="T2">pd</text:span> <text:span text:style-name="T3"># Para manejo de datos en forma de tablas</text:span></text:p>
      <text:p text:style-name="P1"><text:span text:style-name="T1">import</text:span> <text:span text:style-name="T2">numpy</text:span> <text:span text:style-name="T1">as</text:span> <text:span text:style-name="T2">np</text:span> <text:span text:style-name="T3"># Para operaciones numéricas</text:span></text:p>
      <text:p text:style-name="P4"/>
      <text:p text:style-name="P1"><text:span text:style-name="T4">print</text:span>(<text:span text:style-name="T5">"=== EJERCICIO 3: PROCESAMIENTO DE DATOS DE TEXTO - FAKE NEWS ===</text:span><text:span text:style-name="T6">\n</text:span><text:span text:style-name="T5">"</text:span>)</text:p>
      <text:p text:style-name="P4"/>
      <text:p text:style-name="P3"># PUNTO 1: Carga ambos archivos como dos DataFrames distintos</text:p>
      <text:p text:style-name="P1"><text:span text:style-name="T4">print</text:span>(<text:span text:style-name="T5">"PUNTO 1: Cargando archivos Fake.csv y True.csv como DataFrames distintos:"</text:span>)</text:p>
      <text:p text:style-name="P1"><text:span text:style-name="T4">print</text:span>(<text:span text:style-name="T5">"="</text:span> <text:span text:style-name="T8">*</text:span> <text:span text:style-name="T9">70</text:span>)</text:p>
      <text:p text:style-name="P4"/>
      <text:p text:style-name="P3"># Cargar archivo de noticias falsas</text:p>
      <text:p text:style-name="P1"><text:span text:style-name="T1">try</text:span>:</text:p>
      <text:p text:style-name="P1"><text:span text:style-name="T7">df_fake</text:span> <text:span text:style-name="T8">=</text:span> <text:span text:style-name="T2">pd</text:span>.<text:span text:style-name="T4">read_csv</text:span>(<text:span text:style-name="T5">"../../Dataset/fake.csv"</text:span>)</text:p>
      <text:p text:style-name="P1"><text:span text:style-name="T4">print</text:span>(<text:span text:style-name="T5">"Archivo 'fake.csv' cargado exitosamente"</text:span>)</text:p>
      <text:p text:style-name="P1"><text:span text:style-name="T4">print</text:span>(<text:span text:style-name="T10">f</text:span><text:span text:style-name="T5">"Noticias falsas: </text:span><text:span text:style-name="T10">{</text:span><text:span text:style-name="T7">df_fake</text:span>.<text:span text:style-name="T7">shape</text:span>[<text:span text:style-name="T9">0</text:span>]<text:span text:style-name="T10">:,}</text:span><text:span text:style-name="T5"> registros × </text:span><text:span text:style-name="T10">{</text:span><text:span text:style-name="T7">df_fake</text:span>.<text:span text:style-name="T7">shape</text:span>[<text:span text:style-name="T9">1</text:span>]<text:span text:style-name="T10">}</text:span><text:span text:style-name="T5"> columnas"</text:span>)</text:p>
      <text:p text:style-name="P1"><text:span text:style-name="T4">print</text:span>(<text:span text:style-name="T10">f</text:span><text:span text:style-name="T5">"Columnas en fake.csv: </text:span><text:span text:style-name="T10">{</text:span><text:span text:style-name="T2">list</text:span>(<text:span text:style-name="T7">df_fake</text:span>.<text:span text:style-name="T7">columns</text:span>)<text:span text:style-name="T10">}</text:span><text:span text:style-name="T5">"</text:span>)</text:p>
      <text:p text:style-name="P1"><text:span text:style-name="T1">except</text:span> <text:span text:style-name="T2">FileNotFoundError</text:span>:</text:p>
      <text:p text:style-name="P1"><text:span text:style-name="T1">try</text:span>:</text:p>
      <text:p text:style-name="P3"># Intentar con nombre en mayúscula</text:p>
      <text:p text:style-name="P1"><text:span text:style-name="T7">df_fake</text:span> <text:span text:style-name="T8">=</text:span> <text:span text:style-name="T2">pd</text:span>.<text:span text:style-name="T4">read_csv</text:span>(<text:span text:style-name="T5">"../../Dataset/Fake.csv"</text:span>)</text:p>
      <text:p text:style-name="P1"><text:span text:style-name="T4">print</text:span>(<text:span text:style-name="T5">"Archivo 'Fake.csv' cargado exitosamente"</text:span>)</text:p>
      <text:p text:style-name="P1"><text:span text:style-name="T4">print</text:span>(<text:span text:style-name="T10">f</text:span><text:span text:style-name="T5">"Noticias falsas: </text:span><text:span text:style-name="T10">{</text:span><text:span text:style-name="T7">df_fake</text:span>.<text:span text:style-name="T7">shape</text:span>[<text:span text:style-name="T9">0</text:span>]<text:span text:style-name="T10">:,}</text:span><text:span text:style-name="T5"> registros × </text:span><text:span text:style-name="T10">{</text:span><text:span text:style-name="T7">df_fake</text:span>.<text:span text:style-name="T7">shape</text:span>[<text:span text:style-name="T9">1</text:span>]<text:span text:style-name="T10">}</text:span><text:span text:style-name="T5"> columnas"</text:span>)</text:p>
      <text:p text:style-name="P1"><text:span text:style-name="T4">print</text:span>(<text:span text:style-name="T10">f</text:span><text:span text:style-name="T5">"Columnas en Fake.csv: </text:span><text:span text:style-name="T10">{</text:span><text:span text:style-name="T2">list</text:span>(<text:span text:style-name="T7">df_fake</text:span>.<text:span text:style-name="T7">columns</text:span>)<text:span text:style-name="T10">}</text:span><text:span text:style-name="T5">"</text:span>)</text:p>
      <text:p text:style-name="P1"><text:span text:style-name="T1">except</text:span> <text:span text:style-name="T2">FileNotFoundError</text:span>:</text:p>
      <text:p text:style-name="P1"><text:span text:style-name="T4">print</text:span>(<text:span text:style-name="T5">"Error: No se encontró el archivo fake.csv o Fake.csv"</text:span>)</text:p>
      <text:p text:style-name="P1"><text:span text:style-name="T4">print</text:span>(<text:span text:style-name="T5">"Asegúrate de que el archivo esté en la carpeta Dataset/"</text:span>)</text:p>
      <text:p text:style-name="P1"><text:span text:style-name="T7">exit</text:span>()</text:p>
      <text:p text:style-name="P4"/>
      <text:p text:style-name="P3"># Cargar archivo de noticias verdaderas</text:p>
      <text:p text:style-name="P1"><text:span text:style-name="T1">try</text:span>:</text:p>
      <text:p text:style-name="P1"><text:span text:style-name="T7">df_true</text:span> <text:span text:style-name="T8">=</text:span> <text:span text:style-name="T2">pd</text:span>.<text:span text:style-name="T4">read_csv</text:span>(<text:span text:style-name="T5">"../../Dataset/true.csv"</text:span>)</text:p>
      <text:p text:style-name="P1"><text:span text:style-name="T4">print</text:span>(<text:span text:style-name="T5">"Archivo 'true.csv' cargado exitosamente"</text:span>)</text:p>
      <text:p text:style-name="P1"><text:span text:style-name="T4">print</text:span>(<text:span text:style-name="T10">f</text:span><text:span text:style-name="T5">"Noticias verdaderas: </text:span><text:span text:style-name="T10">{</text:span><text:span text:style-name="T7">df_true</text:span>.<text:span text:style-name="T7">shape</text:span>[<text:span text:style-name="T9">0</text:span>]<text:span text:style-name="T10">:,}</text:span><text:span text:style-name="T5"> registros × </text:span><text:span text:style-name="T10">{</text:span><text:span text:style-name="T7">df_true</text:span>.<text:span text:style-name="T7">shape</text:span>[<text:span text:style-name="T9">1</text:span>]<text:span text:style-name="T10">}</text:span><text:span text:style-name="T5"> columnas"</text:span>)</text:p>
      <text:p text:style-name="P1"><text:span text:style-name="T4">print</text:span>(<text:span text:style-name="T10">f</text:span><text:span text:style-name="T5">"Columnas en true.csv: </text:span><text:span text:style-name="T10">{</text:span><text:span text:style-name="T2">list</text:span>(<text:span text:style-name="T7">df_true</text:span>.<text:span text:style-name="T7">columns</text:span>)<text:span text:style-name="T10">}</text:span><text:span text:style-name="T5">"</text:span>)</text:p>
      <text:p text:style-name="P1"><text:span text:style-name="T1">except</text:span> <text:span text:style-name="T2">FileNotFoundError</text:span>:</text:p>
      <text:p text:style-name="P1"><text:span text:style-name="T1">try</text:span>:</text:p>
      <text:p text:style-name="P3"># Intentar con nombre en mayúscula</text:p>
      <text:p text:style-name="P1"><text:span text:style-name="T7">df_true</text:span> <text:span text:style-name="T8">=</text:span> <text:span text:style-name="T2">pd</text:span>.<text:span text:style-name="T4">read_csv</text:span>(<text:span text:style-name="T5">"../../Dataset/True.csv"</text:span>)</text:p>
      <text:p text:style-name="P1"><text:span text:style-name="T4">print</text:span>(<text:span text:style-name="T5">"Archivo 'True.csv' cargado exitosamente"</text:span>)</text:p>
      <text:p text:style-name="P1"><text:span text:style-name="T4">print</text:span>(<text:span text:style-name="T10">f</text:span><text:span text:style-name="T5">"Noticias verdaderas: </text:span><text:span text:style-name="T10">{</text:span><text:span text:style-name="T7">df_true</text:span>.<text:span text:style-name="T7">shape</text:span>[<text:span text:style-name="T9">0</text:span>]<text:span text:style-name="T10">:,}</text:span><text:span text:style-name="T5"> registros × </text:span><text:span text:style-name="T10">{</text:span><text:span text:style-name="T7">df_true</text:span>.<text:span text:style-name="T7">shape</text:span>[<text:span text:style-name="T9">1</text:span>]<text:span text:style-name="T10">}</text:span><text:span text:style-name="T5"> columnas"</text:span>)</text:p>
      <text:p text:style-name="P1"><text:span text:style-name="T4">print</text:span>(<text:span text:style-name="T10">f</text:span><text:span text:style-name="T5">"Columnas en True.csv: </text:span><text:span text:style-name="T10">{</text:span><text:span text:style-name="T2">list</text:span>(<text:span text:style-name="T7">df_true</text:span>.<text:span text:style-name="T7">columns</text:span>)<text:span text:style-name="T10">}</text:span><text:span text:style-name="T5">"</text:span>)</text:p>
      <text:p text:style-name="P1"><text:span text:style-name="T1">except</text:span> <text:span text:style-name="T2">FileNotFoundError</text:span>:</text:p>
      <text:p text:style-name="P1"><text:span text:style-name="T4">print</text:span>(<text:span text:style-name="T5">"Error: No se encontró el archivo true.csv o True.csv"</text:span>)</text:p>
      <text:p text:style-name="P1"><text:span text:style-name="T4">print</text:span>(<text:span text:style-name="T5">"Asegúrate de que el archivo esté en la carpeta Dataset/"</text:span>)</text:p>
      <text:p text:style-name="P1"><text:soft-page-break/><text:span text:style-name="T7">exit</text:span>()</text:p>
      <text:p text:style-name="P4"/>
      <text:p text:style-name="P3"># Mostrar muestra de ambos DataFrames</text:p>
      <text:p text:style-name="P1"><text:span text:style-name="T4">print</text:span>(<text:span text:style-name="T10">f</text:span><text:span text:style-name="T5">"</text:span><text:span text:style-name="T6">\n</text:span><text:span text:style-name="T5">Muestra de noticias falsas (primeras 3 filas):"</text:span>)</text:p>
      <text:p text:style-name="P1"><text:span text:style-name="T4">print</text:span>(<text:span text:style-name="T7">df_fake</text:span>.<text:span text:style-name="T4">head</text:span>(<text:span text:style-name="T9">3</text:span>))</text:p>
      <text:p text:style-name="P4"/>
      <text:p text:style-name="P1"><text:span text:style-name="T4">print</text:span>(<text:span text:style-name="T10">f</text:span><text:span text:style-name="T5">"</text:span><text:span text:style-name="T6">\n</text:span><text:span text:style-name="T5">Muestra de noticias verdaderas (primeras 3 filas):"</text:span>)</text:p>
      <text:p text:style-name="P1"><text:span text:style-name="T4">print</text:span>(<text:span text:style-name="T7">df_true</text:span>.<text:span text:style-name="T4">head</text:span>(<text:span text:style-name="T9">3</text:span>))</text:p>
      <text:p text:style-name="P4"/>
      <text:p text:style-name="P3"># PUNTO 2: Agrega una columna label con valor 0 para noticias falsas y 1 para verdaderas</text:p>
      <text:p text:style-name="P1"><text:span text:style-name="T4">print</text:span>(<text:span text:style-name="T10">f</text:span><text:span text:style-name="T5">"</text:span><text:span text:style-name="T6">\n</text:span><text:span text:style-name="T5">PUNTO 2: Agregando columna 'label':"</text:span>)</text:p>
      <text:p text:style-name="P1"><text:span text:style-name="T4">print</text:span>(<text:span text:style-name="T5">"="</text:span> <text:span text:style-name="T8">*</text:span> <text:span text:style-name="T9">35</text:span>)</text:p>
      <text:p text:style-name="P4"/>
      <text:p text:style-name="P3"># Crear copias para evitar modificar los originales</text:p>
      <text:p text:style-name="P1"><text:span text:style-name="T7">df_fake_labeled</text:span> <text:span text:style-name="T8">=</text:span> <text:span text:style-name="T7">df_fake</text:span>.<text:span text:style-name="T4">copy</text:span>()</text:p>
      <text:p text:style-name="P1"><text:span text:style-name="T7">df_true_labeled</text:span> <text:span text:style-name="T8">=</text:span> <text:span text:style-name="T7">df_true</text:span>.<text:span text:style-name="T4">copy</text:span>()</text:p>
      <text:p text:style-name="P4"/>
      <text:p text:style-name="P3"># Agregar columna label</text:p>
      <text:p text:style-name="P1"><text:span text:style-name="T7">df_fake_labeled</text:span>[<text:span text:style-name="T5">'label'</text:span>] <text:span text:style-name="T8">=</text:span> <text:span text:style-name="T9">0</text:span> <text:span text:style-name="T3"># 0 = Noticia falsa</text:span></text:p>
      <text:p text:style-name="P1"><text:span text:style-name="T7">df_true_labeled</text:span>[<text:span text:style-name="T5">'label'</text:span>] <text:span text:style-name="T8">=</text:span> <text:span text:style-name="T9">1</text:span> <text:span text:style-name="T3"># 1 = Noticia verdadera</text:span></text:p>
      <text:p text:style-name="P4"/>
      <text:p text:style-name="P1"><text:span text:style-name="T4">print</text:span>(<text:span text:style-name="T10">f</text:span><text:span text:style-name="T5">"Etiqueta agregada a noticias falsas: label = 0"</text:span>)</text:p>
      <text:p text:style-name="P1"><text:span text:style-name="T4">print</text:span>(<text:span text:style-name="T10">f</text:span><text:span text:style-name="T5">"Etiqueta agregada a noticias verdaderas: label = 1"</text:span>)</text:p>
      <text:p text:style-name="P4"/>
      <text:p text:style-name="P3"># Verificar las etiquetas</text:p>
      <text:p text:style-name="P1"><text:span text:style-name="T4">print</text:span>(<text:span text:style-name="T10">f</text:span><text:span text:style-name="T5">"</text:span><text:span text:style-name="T6">\n</text:span><text:span text:style-name="T5">Verificación de etiquetas:"</text:span>)</text:p>
      <text:p text:style-name="P1"><text:span text:style-name="T4">print</text:span>(<text:span text:style-name="T10">f</text:span><text:span text:style-name="T5">"Noticias falsas con label=0: </text:span><text:span text:style-name="T10">{</text:span>(<text:span text:style-name="T7">df_fake_labeled</text:span>[<text:span text:style-name="T5">'label'</text:span>] <text:span text:style-name="T4">==</text:span> <text:span text:style-name="T9">0</text:span>).<text:span text:style-name="T4">sum</text:span>()<text:span text:style-name="T10">:,}</text:span><text:span text:style-name="T5">"</text:span>)</text:p>
      <text:p text:style-name="P1"><text:span text:style-name="T4">print</text:span>(<text:span text:style-name="T10">f</text:span><text:span text:style-name="T5">"Noticias verdaderas con label=1: </text:span><text:span text:style-name="T10">{</text:span>(<text:span text:style-name="T7">df_true_labeled</text:span>[<text:span text:style-name="T5">'label'</text:span>] <text:span text:style-name="T4">==</text:span> <text:span text:style-name="T9">1</text:span>).<text:span text:style-name="T4">sum</text:span>()<text:span text:style-name="T10">:,}</text:span><text:span text:style-name="T5">"</text:span>)</text:p>
      <text:p text:style-name="P4"/>
      <text:p text:style-name="P1"><text:span text:style-name="T4">print</text:span>(<text:span text:style-name="T10">f</text:span><text:span text:style-name="T5">"</text:span><text:span text:style-name="T6">\n</text:span><text:span text:style-name="T5">Columnas después de agregar label:"</text:span>)</text:p>
      <text:p text:style-name="P1"><text:span text:style-name="T4">print</text:span>(<text:span text:style-name="T10">f</text:span><text:span text:style-name="T5">"fake.csv: </text:span><text:span text:style-name="T10">{</text:span><text:span text:style-name="T2">list</text:span>(<text:span text:style-name="T7">df_fake_labeled</text:span>.<text:span text:style-name="T7">columns</text:span>)<text:span text:style-name="T10">}</text:span><text:span text:style-name="T5">"</text:span>)</text:p>
      <text:p text:style-name="P1"><text:span text:style-name="T4">print</text:span>(<text:span text:style-name="T10">f</text:span><text:span text:style-name="T5">"true.csv: </text:span><text:span text:style-name="T10">{</text:span><text:span text:style-name="T2">list</text:span>(<text:span text:style-name="T7">df_true_labeled</text:span>.<text:span text:style-name="T7">columns</text:span>)<text:span text:style-name="T10">}</text:span><text:span text:style-name="T5">"</text:span>)</text:p>
      <text:p text:style-name="P4"/>
      <text:p text:style-name="P3"># PUNTO 3: Une ambos DataFrames en uno solo</text:p>
      <text:p text:style-name="P1"><text:span text:style-name="T4">print</text:span>(<text:span text:style-name="T10">f</text:span><text:span text:style-name="T5">"</text:span><text:span text:style-name="T6">\n</text:span><text:span text:style-name="T5">PUNTO 3: Uniendo ambos DataFrames en uno solo:"</text:span>)</text:p>
      <text:p text:style-name="P1"><text:span text:style-name="T4">print</text:span>(<text:span text:style-name="T5">"="</text:span> <text:span text:style-name="T8">*</text:span> <text:span text:style-name="T9">45</text:span>)</text:p>
      <text:p text:style-name="P4"/>
      <text:p text:style-name="P3"># Concatenar los DataFrames</text:p>
      <text:p text:style-name="P1"><text:span text:style-name="T7">df_combined</text:span> <text:span text:style-name="T8">=</text:span> <text:span text:style-name="T2">pd</text:span>.<text:span text:style-name="T4">concat</text:span>([<text:span text:style-name="T7">df_fake_labeled</text:span>, <text:span text:style-name="T7">df_true_labeled</text:span>], <text:span text:style-name="T7">ignore_index</text:span><text:span text:style-name="T8">=</text:span><text:span text:style-name="T10">True</text:span>)</text:p>
      <text:p text:style-name="P4"/>
      <text:p text:style-name="P1"><text:span text:style-name="T4">print</text:span>(<text:span text:style-name="T10">f</text:span><text:span text:style-name="T5">"DataFrames combinados exitosamente"</text:span>)</text:p>
      <text:p text:style-name="P1"><text:span text:style-name="T4">print</text:span>(<text:span text:style-name="T10">f</text:span><text:span text:style-name="T5">"Total de registros: </text:span><text:span text:style-name="T10">{</text:span><text:span text:style-name="T7">df_combined</text:span>.<text:span text:style-name="T7">shape</text:span>[<text:span text:style-name="T9">0</text:span>]<text:span text:style-name="T10">:,}</text:span><text:span text:style-name="T5">"</text:span>)</text:p>
      <text:p text:style-name="P1"><text:span text:style-name="T4">print</text:span>(<text:span text:style-name="T10">f</text:span><text:span text:style-name="T5">"Total de columnas: </text:span><text:span text:style-name="T10">{</text:span><text:span text:style-name="T7">df_combined</text:span>.<text:span text:style-name="T7">shape</text:span>[<text:span text:style-name="T9">1</text:span>]<text:span text:style-name="T10">}</text:span><text:span text:style-name="T5">"</text:span>)</text:p>
      <text:p text:style-name="P1"><text:span text:style-name="T4">print</text:span>(<text:span text:style-name="T10">f</text:span><text:span text:style-name="T5">"Columnas en dataset combinado: </text:span><text:span text:style-name="T10">{</text:span><text:span text:style-name="T2">list</text:span>(<text:span text:style-name="T7">df_combined</text:span>.<text:span text:style-name="T7">columns</text:span>)<text:span text:style-name="T10">}</text:span><text:span text:style-name="T5">"</text:span>)</text:p>
      <text:p text:style-name="P4"/>
      <text:p text:style-name="P3"># Verificar la distribución de etiquetas</text:p>
      <text:p text:style-name="P1"><text:span text:style-name="T7">distribucion_labels</text:span> <text:span text:style-name="T8">=</text:span> <text:span text:style-name="T7">df_combined</text:span>[<text:span text:style-name="T5">'label'</text:span>].<text:span text:style-name="T4">value_counts</text:span>().<text:span text:style-name="T4">sort_index</text:span>()</text:p>
      <text:p text:style-name="P1"><text:span text:style-name="T4">print</text:span>(<text:span text:style-name="T10">f</text:span><text:span text:style-name="T5">"</text:span><text:span text:style-name="T6">\n</text:span><text:span text:style-name="T5">Distribución final de etiquetas:"</text:span>)</text:p>
      <text:p text:style-name="P1"><text:span text:style-name="T4">print</text:span>(<text:span text:style-name="T10">f</text:span><text:span text:style-name="T5">"Noticias falsas (0): </text:span><text:span text:style-name="T10">{</text:span><text:span text:style-name="T7">distribucion_labels</text:span>[<text:span text:style-name="T9">0</text:span>]<text:span text:style-name="T10">:,}</text:span><text:span text:style-name="T5"> (</text:span><text:span text:style-name="T10">{</text:span><text:span text:style-name="T7">distribucion_labels</text:span>[<text:span text:style-name="T9">0</text:span>]<text:span text:style-name="T8">/</text:span><text:span text:style-name="T4">len</text:span>(<text:span text:style-name="T7">df_combined</text:span>)<text:span text:style-name="T8">*</text:span><text:span text:style-name="T9">100</text:span><text:span text:style-name="T10">:.1f}</text:span><text:span text:style-name="T5">%)"</text:span>)</text:p>
      <text:p text:style-name="P1"><text:soft-page-break/><text:span text:style-name="T4">print</text:span>(<text:span text:style-name="T10">f</text:span><text:span text:style-name="T5">"Noticias verdaderas (1): </text:span><text:span text:style-name="T10">{</text:span><text:span text:style-name="T7">distribucion_labels</text:span>[<text:span text:style-name="T9">1</text:span>]<text:span text:style-name="T10">:,}</text:span><text:span text:style-name="T5"> (</text:span><text:span text:style-name="T10">{</text:span><text:span text:style-name="T7">distribucion_labels</text:span>[<text:span text:style-name="T9">1</text:span>]<text:span text:style-name="T8">/</text:span><text:span text:style-name="T4">len</text:span>(<text:span text:style-name="T7">df_combined</text:span>)<text:span text:style-name="T8">*</text:span><text:span text:style-name="T9">100</text:span><text:span text:style-name="T10">:.1f}</text:span><text:span text:style-name="T5">%)"</text:span>)</text:p>
      <text:p text:style-name="P4"/>
      <text:p text:style-name="P3"># PUNTO 4: Elimina las columnas subject y date, dejando solo text y label</text:p>
      <text:p text:style-name="P1"><text:span text:style-name="T4">print</text:span>(<text:span text:style-name="T10">f</text:span><text:span text:style-name="T5">"</text:span><text:span text:style-name="T6">\n</text:span><text:span text:style-name="T5">PUNTO 4: Eliminando columnas subject y date, dejando solo text y label:"</text:span>)</text:p>
      <text:p text:style-name="P1"><text:span text:style-name="T4">print</text:span>(<text:span text:style-name="T5">"="</text:span> <text:span text:style-name="T8">*</text:span> <text:span text:style-name="T9">75</text:span>)</text:p>
      <text:p text:style-name="P4"/>
      <text:p text:style-name="P1"><text:span text:style-name="T4">print</text:span>(<text:span text:style-name="T10">f</text:span><text:span text:style-name="T5">"Columnas antes de eliminar: </text:span><text:span text:style-name="T10">{</text:span><text:span text:style-name="T2">list</text:span>(<text:span text:style-name="T7">df_combined</text:span>.<text:span text:style-name="T7">columns</text:span>)<text:span text:style-name="T10">}</text:span><text:span text:style-name="T5">"</text:span>)</text:p>
      <text:p text:style-name="P4"/>
      <text:p text:style-name="P3"># Verificar qué columnas existen antes de eliminar</text:p>
      <text:p text:style-name="P1"><text:span text:style-name="T7">columnas_a_eliminar</text:span> <text:span text:style-name="T8">=</text:span> []</text:p>
      <text:p text:style-name="P1"><text:span text:style-name="T1">if</text:span> <text:span text:style-name="T5">'subject'</text:span> <text:span text:style-name="T4">in</text:span> <text:span text:style-name="T7">df_combined</text:span>.<text:span text:style-name="T7">columns</text:span>:</text:p>
      <text:p text:style-name="P1"><text:span text:style-name="T7">columnas_a_eliminar</text:span>.<text:span text:style-name="T4">append</text:span>(<text:span text:style-name="T5">'subject'</text:span>)</text:p>
      <text:p text:style-name="P1"><text:span text:style-name="T4">print</text:span>(<text:span text:style-name="T10">f</text:span><text:span text:style-name="T5">"Columna 'subject' encontrada - será eliminada"</text:span>)</text:p>
      <text:p text:style-name="P1"><text:span text:style-name="T1">if</text:span> <text:span text:style-name="T5">'date'</text:span> <text:span text:style-name="T4">in</text:span> <text:span text:style-name="T7">df_combined</text:span>.<text:span text:style-name="T7">columns</text:span>:</text:p>
      <text:p text:style-name="P1"><text:span text:style-name="T7">columnas_a_eliminar</text:span>.<text:span text:style-name="T4">append</text:span>(<text:span text:style-name="T5">'date'</text:span>)</text:p>
      <text:p text:style-name="P1"><text:span text:style-name="T4">print</text:span>(<text:span text:style-name="T10">f</text:span><text:span text:style-name="T5">"Columna 'date' encontrada - será eliminada"</text:span>)</text:p>
      <text:p text:style-name="P4"/>
      <text:p text:style-name="P3"># Eliminar columnas especificadas</text:p>
      <text:p text:style-name="P1"><text:span text:style-name="T1">if</text:span> <text:span text:style-name="T7">columnas_a_eliminar</text:span>:</text:p>
      <text:p text:style-name="P1"><text:span text:style-name="T7">df_processed</text:span> <text:span text:style-name="T8">=</text:span> <text:span text:style-name="T7">df_combined</text:span>.<text:span text:style-name="T4">drop</text:span>(<text:span text:style-name="T7">columns</text:span><text:span text:style-name="T8">=</text:span><text:span text:style-name="T7">columnas_a_eliminar</text:span>)</text:p>
      <text:p text:style-name="P1"><text:span text:style-name="T4">print</text:span>(<text:span text:style-name="T10">f</text:span><text:span text:style-name="T5">"Columnas eliminadas: </text:span><text:span text:style-name="T10">{</text:span><text:span text:style-name="T7">columnas_a_eliminar</text:span><text:span text:style-name="T10">}</text:span><text:span text:style-name="T5">"</text:span>)</text:p>
      <text:p text:style-name="P1"><text:span text:style-name="T1">else</text:span>:</text:p>
      <text:p text:style-name="P1"><text:span text:style-name="T7">df_processed</text:span> <text:span text:style-name="T8">=</text:span> <text:span text:style-name="T7">df_combined</text:span>.<text:span text:style-name="T4">copy</text:span>()</text:p>
      <text:p text:style-name="P1"><text:span text:style-name="T4">print</text:span>(<text:span text:style-name="T10">f</text:span><text:span text:style-name="T5">"No se encontraron las columnas 'subject' o 'date'"</text:span>)</text:p>
      <text:p text:style-name="P4"/>
      <text:p text:style-name="P3"># Verificar si existen las columnas text y label</text:p>
      <text:p text:style-name="P1"><text:span text:style-name="T7">columnas_deseadas</text:span> <text:span text:style-name="T8">=</text:span> [<text:span text:style-name="T5">'text'</text:span>, <text:span text:style-name="T5">'label'</text:span>]</text:p>
      <text:p text:style-name="P1"><text:span text:style-name="T7">columnas_disponibles</text:span> <text:span text:style-name="T8">=</text:span> [<text:span text:style-name="T7">col</text:span> <text:span text:style-name="T1">for</text:span> <text:span text:style-name="T7">col</text:span> <text:span text:style-name="T1">in</text:span> <text:span text:style-name="T7">columnas_deseadas</text:span> <text:span text:style-name="T1">if</text:span> <text:span text:style-name="T7">col</text:span> <text:span text:style-name="T4">in</text:span> <text:span text:style-name="T7">df_processed</text:span>.<text:span text:style-name="T7">columns</text:span>]</text:p>
      <text:p text:style-name="P4"/>
      <text:p text:style-name="P1"><text:span text:style-name="T1">if</text:span> <text:span text:style-name="T4">len</text:span>(<text:span text:style-name="T7">columnas_disponibles</text:span>) <text:span text:style-name="T8">==</text:span> <text:span text:style-name="T9">2</text:span>:</text:p>
      <text:p text:style-name="P1"><text:span text:style-name="T7">df_final</text:span> <text:span text:style-name="T8">=</text:span> <text:span text:style-name="T7">df_processed</text:span>[<text:span text:style-name="T7">columnas_deseadas</text:span>].<text:span text:style-name="T4">copy</text:span>()</text:p>
      <text:p text:style-name="P1"><text:span text:style-name="T4">print</text:span>(<text:span text:style-name="T10">f</text:span><text:span text:style-name="T5">"Dataset final con columnas deseadas: </text:span><text:span text:style-name="T10">{</text:span><text:span text:style-name="T2">list</text:span>(<text:span text:style-name="T7">df_final</text:span>.<text:span text:style-name="T7">columns</text:span>)<text:span text:style-name="T10">}</text:span><text:span text:style-name="T5">"</text:span>)</text:p>
      <text:p text:style-name="P1"><text:span text:style-name="T1">else</text:span>:</text:p>
      <text:p text:style-name="P1"><text:span text:style-name="T4">print</text:span>(<text:span text:style-name="T10">f</text:span><text:span text:style-name="T5">"Advertencia: No se encontraron todas las columnas esperadas"</text:span>)</text:p>
      <text:p text:style-name="P1"><text:span text:style-name="T4">print</text:span>(<text:span text:style-name="T10">f</text:span><text:span text:style-name="T5">"Columnas disponibles: </text:span><text:span text:style-name="T10">{</text:span><text:span text:style-name="T2">list</text:span>(<text:span text:style-name="T7">df_processed</text:span>.<text:span text:style-name="T7">columns</text:span>)<text:span text:style-name="T10">}</text:span><text:span text:style-name="T5">"</text:span>)</text:p>
      <text:p text:style-name="P3"># Adaptar a las columnas que existan</text:p>
      <text:p text:style-name="P1"><text:span text:style-name="T1">if</text:span> <text:span text:style-name="T5">'title'</text:span> <text:span text:style-name="T4">in</text:span> <text:span text:style-name="T7">df_processed</text:span>.<text:span text:style-name="T7">columns</text:span> <text:span text:style-name="T10">and</text:span> <text:span text:style-name="T5">'text'</text:span> <text:span text:style-name="T4">not</text:span> <text:span text:style-name="T10">in</text:span> <text:span text:style-name="T7">df_processed</text:span>.<text:span text:style-name="T7">columns</text:span>:</text:p>
      <text:p text:style-name="P1"><text:span text:style-name="T7">df_final</text:span> <text:span text:style-name="T8">=</text:span> <text:span text:style-name="T7">df_processed</text:span>[[<text:span text:style-name="T5">'title'</text:span>, <text:span text:style-name="T5">'label'</text:span>]].<text:span text:style-name="T4">copy</text:span>()</text:p>
      <text:p text:style-name="P1"><text:span text:style-name="T7">df_final</text:span> <text:span text:style-name="T8">=</text:span> <text:span text:style-name="T7">df_final</text:span>.<text:span text:style-name="T4">rename</text:span>(<text:span text:style-name="T7">columns</text:span><text:span text:style-name="T8">=</text:span>{<text:span text:style-name="T5">'title'</text:span>: <text:span text:style-name="T5">'text'</text:span>})</text:p>
      <text:p text:style-name="P1"><text:span text:style-name="T4">print</text:span>(<text:span text:style-name="T10">f</text:span><text:span text:style-name="T5">"Usando 'title' como 'text'"</text:span>)</text:p>
      <text:p text:style-name="P1"><text:span text:style-name="T1">elif</text:span> <text:span text:style-name="T4">len</text:span>(<text:span text:style-name="T7">df_processed</text:span>.<text:span text:style-name="T7">columns</text:span>) <text:span text:style-name="T8">&gt;=</text:span> <text:span text:style-name="T9">2</text:span>:</text:p>
      <text:p text:style-name="P3"># Tomar las últimas dos columnas (asumiendo que una es text-like y otra es label)</text:p>
      <text:p text:style-name="P1"><text:span text:style-name="T7">text_col</text:span> <text:span text:style-name="T8">=</text:span> [<text:span text:style-name="T7">col</text:span> <text:span text:style-name="T1">for</text:span> <text:span text:style-name="T7">col</text:span> <text:span text:style-name="T1">in</text:span> <text:span text:style-name="T7">df_processed</text:span>.<text:span text:style-name="T7">columns</text:span> <text:span text:style-name="T1">if</text:span> <text:span text:style-name="T7">col</text:span> <text:span text:style-name="T8">!=</text:span> <text:span text:style-name="T5">'label'</text:span>][<text:span text:style-name="T9">0</text:span>]</text:p>
      <text:p text:style-name="P1"><text:span text:style-name="T7">df_final</text:span> <text:span text:style-name="T8">=</text:span> <text:span text:style-name="T7">df_processed</text:span>[[<text:span text:style-name="T7">text_col</text:span>, <text:span text:style-name="T5">'label'</text:span>]].<text:span text:style-name="T4">copy</text:span>()</text:p>
      <text:p text:style-name="P1"><text:span text:style-name="T1">if</text:span> <text:span text:style-name="T7">text_col</text:span> <text:span text:style-name="T8">!=</text:span> <text:span text:style-name="T5">'text'</text:span>:</text:p>
      <text:p text:style-name="P1"><text:span text:style-name="T7">df_final</text:span> <text:span text:style-name="T8">=</text:span> <text:span text:style-name="T7">df_final</text:span>.<text:span text:style-name="T4">rename</text:span>(<text:span text:style-name="T7">columns</text:span><text:span text:style-name="T8">=</text:span>{<text:span text:style-name="T7">text_col</text:span>: <text:span text:style-name="T5">'text'</text:span>})</text:p>
      <text:p text:style-name="P1"><text:span text:style-name="T4">print</text:span>(<text:span text:style-name="T10">f</text:span><text:span text:style-name="T5">"Usando '</text:span><text:span text:style-name="T10">{</text:span><text:span text:style-name="T7">text_col</text:span><text:span text:style-name="T10">}</text:span><text:span text:style-name="T5">' como 'text'"</text:span>)</text:p>
      <text:p text:style-name="P1"><text:span text:style-name="T1">else</text:span>:</text:p>
      <text:p text:style-name="P1"><text:span text:style-name="T7">df_final</text:span> <text:span text:style-name="T8">=</text:span> <text:span text:style-name="T7">df_processed</text:span>.<text:span text:style-name="T4">copy</text:span>()</text:p>
      <text:p text:style-name="P4"><text:soft-page-break/></text:p>
      <text:p text:style-name="P1"><text:span text:style-name="T4">print</text:span>(<text:span text:style-name="T10">f</text:span><text:span text:style-name="T5">"Columnas finales: </text:span><text:span text:style-name="T10">{</text:span><text:span text:style-name="T2">list</text:span>(<text:span text:style-name="T7">df_final</text:span>.<text:span text:style-name="T7">columns</text:span>)<text:span text:style-name="T10">}</text:span><text:span text:style-name="T5">"</text:span>)</text:p>
      <text:p text:style-name="P1"><text:span text:style-name="T4">print</text:span>(<text:span text:style-name="T10">f</text:span><text:span text:style-name="T5">"Tamaño final: </text:span><text:span text:style-name="T10">{</text:span><text:span text:style-name="T7">df_final</text:span>.<text:span text:style-name="T7">shape</text:span>[<text:span text:style-name="T9">0</text:span>]<text:span text:style-name="T10">:,}</text:span><text:span text:style-name="T5"> filas × </text:span><text:span text:style-name="T10">{</text:span><text:span text:style-name="T7">df_final</text:span>.<text:span text:style-name="T7">shape</text:span>[<text:span text:style-name="T9">1</text:span>]<text:span text:style-name="T10">}</text:span><text:span text:style-name="T5"> columnas"</text:span>)</text:p>
      <text:p text:style-name="P4"/>
      <text:p text:style-name="P3"># PUNTO 5: Verifica si hay valores nulos</text:p>
      <text:p text:style-name="P1"><text:span text:style-name="T4">print</text:span>(<text:span text:style-name="T10">f</text:span><text:span text:style-name="T5">"</text:span><text:span text:style-name="T6">\n</text:span><text:span text:style-name="T5">PUNTO 5: Verificando valores nulos:"</text:span>)</text:p>
      <text:p text:style-name="P1"><text:span text:style-name="T4">print</text:span>(<text:span text:style-name="T5">"="</text:span> <text:span text:style-name="T8">*</text:span> <text:span text:style-name="T9">35</text:span>)</text:p>
      <text:p text:style-name="P4"/>
      <text:p text:style-name="P1"><text:span text:style-name="T7">valores_nulos</text:span> <text:span text:style-name="T8">=</text:span> <text:span text:style-name="T7">df_final</text:span>.<text:span text:style-name="T4">isnull</text:span>().<text:span text:style-name="T4">sum</text:span>()</text:p>
      <text:p text:style-name="P1"><text:span text:style-name="T4">print</text:span>(<text:span text:style-name="T10">f</text:span><text:span text:style-name="T5">"Valores nulos por columna:"</text:span>)</text:p>
      <text:p text:style-name="P1"><text:span text:style-name="T7">total_nulos</text:span> <text:span text:style-name="T8">=</text:span> <text:span text:style-name="T9">0</text:span></text:p>
      <text:p text:style-name="P1"><text:span text:style-name="T1">for</text:span> <text:span text:style-name="T7">columna</text:span>, <text:span text:style-name="T7">nulos</text:span> <text:span text:style-name="T1">in</text:span> <text:span text:style-name="T7">valores_nulos</text:span>.<text:span text:style-name="T4">items</text:span>():</text:p>
      <text:p text:style-name="P1"><text:span text:style-name="T1">if</text:span> <text:span text:style-name="T7">nulos</text:span> <text:span text:style-name="T8">&gt;</text:span> <text:span text:style-name="T9">0</text:span>:</text:p>
      <text:p text:style-name="P1"><text:span text:style-name="T7">porcentaje</text:span> <text:span text:style-name="T8">=</text:span> (<text:span text:style-name="T7">nulos</text:span> <text:span text:style-name="T8">/</text:span> <text:span text:style-name="T4">len</text:span>(<text:span text:style-name="T7">df_final</text:span>)) <text:span text:style-name="T8">*</text:span> <text:span text:style-name="T9">100</text:span></text:p>
      <text:p text:style-name="P1"><text:span text:style-name="T4">print</text:span>(<text:span text:style-name="T10">f</text:span><text:span text:style-name="T5">" </text:span><text:span text:style-name="T10">{</text:span><text:span text:style-name="T7">columna</text:span><text:span text:style-name="T10">}</text:span><text:span text:style-name="T5">: </text:span><text:span text:style-name="T10">{</text:span><text:span text:style-name="T7">nulos</text:span><text:span text:style-name="T10">:,}</text:span><text:span text:style-name="T5"> valores nulos (</text:span><text:span text:style-name="T10">{</text:span><text:span text:style-name="T7">porcentaje</text:span><text:span text:style-name="T10">:.2f}</text:span><text:span text:style-name="T5">%)"</text:span>)</text:p>
      <text:p text:style-name="P1"><text:span text:style-name="T7">total_nulos</text:span> <text:span text:style-name="T8">+=</text:span> <text:span text:style-name="T7">nulos</text:span></text:p>
      <text:p text:style-name="P1"><text:span text:style-name="T1">else</text:span>:</text:p>
      <text:p text:style-name="P1"><text:span text:style-name="T4">print</text:span>(<text:span text:style-name="T10">f</text:span><text:span text:style-name="T5">" </text:span><text:span text:style-name="T10">{</text:span><text:span text:style-name="T7">columna</text:span><text:span text:style-name="T10">}</text:span><text:span text:style-name="T5">: Sin valores nulos"</text:span>)</text:p>
      <text:p text:style-name="P4"/>
      <text:p text:style-name="P1"><text:span text:style-name="T1">if</text:span> <text:span text:style-name="T7">total_nulos</text:span> <text:span text:style-name="T8">&gt;</text:span> <text:span text:style-name="T9">0</text:span>:</text:p>
      <text:p text:style-name="P1"><text:span text:style-name="T4">print</text:span>(<text:span text:style-name="T10">f</text:span><text:span text:style-name="T5">"</text:span><text:span text:style-name="T6">\n</text:span><text:span text:style-name="T5">Total de valores nulos encontrados: </text:span><text:span text:style-name="T10">{</text:span><text:span text:style-name="T7">total_nulos</text:span><text:span text:style-name="T10">:,}</text:span><text:span text:style-name="T5">"</text:span>)</text:p>
      <text:p text:style-name="P1"><text:span text:style-name="T4">print</text:span>(<text:span text:style-name="T5">"Eliminando filas con valores nulos..."</text:span>)</text:p>
      <text:p text:style-name="P1"><text:span text:style-name="T7">filas_antes</text:span> <text:span text:style-name="T8">=</text:span> <text:span text:style-name="T4">len</text:span>(<text:span text:style-name="T7">df_final</text:span>)</text:p>
      <text:p text:style-name="P1"><text:span text:style-name="T7">df_final</text:span> <text:span text:style-name="T8">=</text:span> <text:span text:style-name="T7">df_final</text:span>.<text:span text:style-name="T4">dropna</text:span>()</text:p>
      <text:p text:style-name="P1"><text:span text:style-name="T7">filas_despues</text:span> <text:span text:style-name="T8">=</text:span> <text:span text:style-name="T4">len</text:span>(<text:span text:style-name="T7">df_final</text:span>)</text:p>
      <text:p text:style-name="P1"><text:span text:style-name="T4">print</text:span>(<text:span text:style-name="T10">f</text:span><text:span text:style-name="T5">"Filas eliminadas: </text:span><text:span text:style-name="T10">{</text:span><text:span text:style-name="T7">filas_antes</text:span> <text:span text:style-name="T8">-</text:span> <text:span text:style-name="T7">filas_despues</text:span><text:span text:style-name="T10">:,}</text:span><text:span text:style-name="T5">"</text:span>)</text:p>
      <text:p text:style-name="P1"><text:span text:style-name="T4">print</text:span>(<text:span text:style-name="T10">f</text:span><text:span text:style-name="T5">"Filas restantes: </text:span><text:span text:style-name="T10">{</text:span><text:span text:style-name="T7">filas_despues</text:span><text:span text:style-name="T10">:,}</text:span><text:span text:style-name="T5">"</text:span>)</text:p>
      <text:p text:style-name="P1"><text:span text:style-name="T1">else</text:span>:</text:p>
      <text:p text:style-name="P1"><text:span text:style-name="T4">print</text:span>(<text:span text:style-name="T10">f</text:span><text:span text:style-name="T5">"</text:span><text:span text:style-name="T6">\n</text:span><text:span text:style-name="T5">No se encontraron valores nulos - dataset está completo"</text:span>)</text:p>
      <text:p text:style-name="P4"/>
      <text:p text:style-name="P3"># PUNTO 6: Guarda el nuevo dataset como noticias_procesadas.csv</text:p>
      <text:p text:style-name="P1"><text:span text:style-name="T4">print</text:span>(<text:span text:style-name="T10">f</text:span><text:span text:style-name="T5">"</text:span><text:span text:style-name="T6">\n</text:span><text:span text:style-name="T5">PUNTO 6: Guardando dataset como noticias_procesadas.csv:"</text:span>)</text:p>
      <text:p text:style-name="P1"><text:span text:style-name="T4">print</text:span>(<text:span text:style-name="T5">"="</text:span> <text:span text:style-name="T8">*</text:span> <text:span text:style-name="T9">55</text:span>)</text:p>
      <text:p text:style-name="P4"/>
      <text:p text:style-name="P1"><text:span text:style-name="T7">archivo_salida</text:span> <text:span text:style-name="T8">=</text:span> <text:span text:style-name="T5">"noticias_procesadas.csv"</text:span></text:p>
      <text:p text:style-name="P1"><text:span text:style-name="T1">try</text:span>:</text:p>
      <text:p text:style-name="P1"><text:span text:style-name="T7">df_final</text:span>.<text:span text:style-name="T4">to_csv</text:span>(<text:span text:style-name="T7">archivo_salida</text:span>, <text:span text:style-name="T7">index</text:span><text:span text:style-name="T8">=</text:span><text:span text:style-name="T10">False</text:span>)</text:p>
      <text:p text:style-name="P1"><text:span text:style-name="T4">print</text:span>(<text:span text:style-name="T10">f</text:span><text:span text:style-name="T5">"Dataset guardado exitosamente como '</text:span><text:span text:style-name="T10">{</text:span><text:span text:style-name="T7">archivo_salida</text:span><text:span text:style-name="T10">}</text:span><text:span text:style-name="T5">'"</text:span>)</text:p>
      <text:p text:style-name="P1"><text:span text:style-name="T4">print</text:span>(<text:span text:style-name="T10">f</text:span><text:span text:style-name="T5">"Ubicación: directorio actual"</text:span>)</text:p>
      <text:p text:style-name="P1"><text:span text:style-name="T4">print</text:span>(<text:span text:style-name="T10">f</text:span><text:span text:style-name="T5">"Tamaño del archivo: </text:span><text:span text:style-name="T10">{</text:span><text:span text:style-name="T4">len</text:span>(<text:span text:style-name="T7">df_final</text:span>)<text:span text:style-name="T10">:,}</text:span><text:span text:style-name="T5"> filas × </text:span><text:span text:style-name="T10">{</text:span><text:span text:style-name="T4">len</text:span>(<text:span text:style-name="T7">df_final</text:span>.<text:span text:style-name="T7">columns</text:span>)<text:span text:style-name="T10">}</text:span><text:span text:style-name="T5"> columnas"</text:span>)</text:p>
      <text:p text:style-name="P3"># Información del archivo guardado</text:p>
      <text:p text:style-name="P1"><text:span text:style-name="T4">print</text:span>(<text:span text:style-name="T10">f</text:span><text:span text:style-name="T5">"</text:span><text:span text:style-name="T6">\n</text:span><text:span text:style-name="T5">Información del archivo guardado:"</text:span>)</text:p>
      <text:p text:style-name="P1"><text:span text:style-name="T4">print</text:span>(<text:span text:style-name="T10">f</text:span><text:span text:style-name="T5">"Nombre: </text:span><text:span text:style-name="T10">{</text:span><text:span text:style-name="T7">archivo_salida</text:span><text:span text:style-name="T10">}</text:span><text:span text:style-name="T5">"</text:span>)</text:p>
      <text:p text:style-name="P1"><text:span text:style-name="T4">print</text:span>(<text:span text:style-name="T10">f</text:span><text:span text:style-name="T5">"Columnas: </text:span><text:span text:style-name="T10">{</text:span><text:span text:style-name="T2">list</text:span>(<text:span text:style-name="T7">df_final</text:span>.<text:span text:style-name="T7">columns</text:span>)<text:span text:style-name="T10">}</text:span><text:span text:style-name="T5">"</text:span>)</text:p>
      <text:p text:style-name="P1"><text:span text:style-name="T4">print</text:span>(<text:span text:style-name="T10">f</text:span><text:span text:style-name="T5">"Registros totales: </text:span><text:span text:style-name="T10">{</text:span><text:span text:style-name="T4">len</text:span>(<text:span text:style-name="T7">df_final</text:span>)<text:span text:style-name="T10">:,}</text:span><text:span text:style-name="T5">"</text:span>)</text:p>
      <text:p text:style-name="P1"><text:span text:style-name="T1">if</text:span> <text:span text:style-name="T5">'label'</text:span> <text:span text:style-name="T4">in</text:span> <text:span text:style-name="T7">df_final</text:span>.<text:span text:style-name="T7">columns</text:span>:</text:p>
      <text:p text:style-name="P1"><text:span text:style-name="T7">dist_final</text:span> <text:span text:style-name="T8">=</text:span> <text:span text:style-name="T7">df_final</text:span>[<text:span text:style-name="T5">'label'</text:span>].<text:span text:style-name="T4">value_counts</text:span>().<text:span text:style-name="T4">sort_index</text:span>()</text:p>
      <text:p text:style-name="P1"><text:span text:style-name="T4">print</text:span>(<text:span text:style-name="T10">f</text:span><text:span text:style-name="T5">"Distribución final:"</text:span>)</text:p>
      <text:p text:style-name="P1"><text:span text:style-name="T4">print</text:span>(<text:span text:style-name="T10">f</text:span><text:span text:style-name="T5">" Noticias falsas (0): </text:span><text:span text:style-name="T10">{</text:span><text:span text:style-name="T7">dist_final</text:span>[<text:span text:style-name="T9">0</text:span>]<text:span text:style-name="T10">:,}</text:span><text:span text:style-name="T5">"</text:span>)</text:p>
      <text:p text:style-name="P1"><text:span text:style-name="T4">print</text:span>(<text:span text:style-name="T10">f</text:span><text:span text:style-name="T5">" Noticias verdaderas (1): </text:span><text:span text:style-name="T10">{</text:span><text:span text:style-name="T7">dist_final</text:span>[<text:span text:style-name="T9">1</text:span>]<text:span text:style-name="T10">:,}</text:span><text:span text:style-name="T5">"</text:span>)</text:p>
      <text:p text:style-name="P1"><text:soft-page-break/><text:span text:style-name="T1">except</text:span> <text:span text:style-name="T2">Exception</text:span> <text:span text:style-name="T1">as</text:span> <text:span text:style-name="T7">e</text:span>:</text:p>
      <text:p text:style-name="P1"><text:span text:style-name="T4">print</text:span>(<text:span text:style-name="T10">f</text:span><text:span text:style-name="T5">"Error al guardar el archivo: </text:span><text:span text:style-name="T10">{</text:span><text:span text:style-name="T7">e</text:span><text:span text:style-name="T10">}</text:span><text:span text:style-name="T5">"</text:span>)</text:p>
      <text:p text:style-name="P4"/>
      <text:p text:style-name="P3"># Mostrar muestra del dataset final</text:p>
      <text:p text:style-name="P1"><text:span text:style-name="T4">print</text:span>(<text:span text:style-name="T10">f</text:span><text:span text:style-name="T5">"</text:span><text:span text:style-name="T6">\n</text:span><text:span text:style-name="T5">Muestra del dataset procesado final:"</text:span>)</text:p>
      <text:p text:style-name="P1"><text:span text:style-name="T4">print</text:span>(<text:span text:style-name="T5">"="</text:span> <text:span text:style-name="T8">*</text:span> <text:span text:style-name="T9">40</text:span>)</text:p>
      <text:p text:style-name="P1"><text:span text:style-name="T1">for</text:span> <text:span text:style-name="T7">i</text:span>, <text:span text:style-name="T7">row</text:span> <text:span text:style-name="T1">in</text:span> <text:span text:style-name="T7">df_final</text:span>.<text:span text:style-name="T4">head</text:span>(<text:span text:style-name="T9">3</text:span>).<text:span text:style-name="T4">iterrows</text:span>():</text:p>
      <text:p text:style-name="P1"><text:span text:style-name="T7">texto_col</text:span> <text:span text:style-name="T8">=</text:span> <text:span text:style-name="T5">'text'</text:span> <text:span text:style-name="T1">if</text:span> <text:span text:style-name="T5">'text'</text:span> <text:span text:style-name="T4">in</text:span> <text:span text:style-name="T7">df_final</text:span>.<text:span text:style-name="T7">columns</text:span> <text:span text:style-name="T1">else</text:span> <text:span text:style-name="T7">df_final</text:span>.<text:span text:style-name="T7">columns</text:span>[<text:span text:style-name="T9">0</text:span>]</text:p>
      <text:p text:style-name="P1"><text:span text:style-name="T7">label_val</text:span> <text:span text:style-name="T8">=</text:span> <text:span text:style-name="T5">"VERDADERA"</text:span> <text:span text:style-name="T1">if</text:span> <text:span text:style-name="T7">row</text:span>[<text:span text:style-name="T5">'label'</text:span>] <text:span text:style-name="T8">==</text:span> <text:span text:style-name="T9">1</text:span> <text:span text:style-name="T1">else</text:span> <text:span text:style-name="T5">"FALSA"</text:span></text:p>
      <text:p text:style-name="P1"><text:span text:style-name="T4">print</text:span>(<text:span text:style-name="T10">f</text:span><text:span text:style-name="T5">"Noticia </text:span><text:span text:style-name="T10">{</text:span><text:span text:style-name="T7">i</text:span><text:span text:style-name="T8">+</text:span><text:span text:style-name="T9">1</text:span><text:span text:style-name="T10">}</text:span><text:span text:style-name="T5"> (</text:span><text:span text:style-name="T10">{</text:span><text:span text:style-name="T7">label_val</text:span><text:span text:style-name="T10">}</text:span><text:span text:style-name="T5">):"</text:span>)</text:p>
      <text:p text:style-name="P1"><text:span text:style-name="T4">print</text:span>(<text:span text:style-name="T10">f</text:span><text:span text:style-name="T5">" </text:span><text:span text:style-name="T10">{</text:span><text:span text:style-name="T7">row</text:span>[<text:span text:style-name="T7">texto_col</text:span>][:<text:span text:style-name="T9">100</text:span>]<text:span text:style-name="T10">}</text:span><text:span text:style-name="T5">..."</text:span>)</text:p>
      <text:p text:style-name="P1"><text:span text:style-name="T4">print</text:span>()</text:p>
      <text:p text:style-name="P2"><text:line-break/></text:p>
      <text:p text:style-name="P3"># Resumen del procesamiento realizado</text:p>
      <text:p text:style-name="P1"><text:span text:style-name="T4">print</text:span>(<text:span text:style-name="T10">f</text:span><text:span text:style-name="T5">"</text:span><text:span text:style-name="T6">\n</text:span><text:span text:style-name="T5">RESUMEN DEL PROCESAMIENTO REALIZADO:"</text:span>)</text:p>
      <text:p text:style-name="P1"><text:span text:style-name="T4">print</text:span>(<text:span text:style-name="T5">"="</text:span> <text:span text:style-name="T8">*</text:span> <text:span text:style-name="T9">40</text:span>)</text:p>
      <text:p text:style-name="P1"><text:span text:style-name="T4">print</text:span>(<text:span text:style-name="T10">f</text:span><text:span text:style-name="T5">"• Archivos originales procesados: fake.csv y true.csv"</text:span>)</text:p>
      <text:p text:style-name="P1"><text:span text:style-name="T4">print</text:span>(<text:span text:style-name="T10">f</text:span><text:span text:style-name="T5">"• Dataset final: </text:span><text:span text:style-name="T10">{</text:span><text:span text:style-name="T4">len</text:span>(<text:span text:style-name="T7">df_final</text:span>)<text:span text:style-name="T10">:,}</text:span><text:span text:style-name="T5"> noticias etiquetadas"</text:span>)</text:p>
      <text:p text:style-name="P1"><text:span text:style-name="T4">print</text:span>(<text:span text:style-name="T10">f</text:span><text:span text:style-name="T5">"• Formato final: texto + etiqueta binaria"</text:span>)</text:p>
      <text:p text:style-name="P1"><text:span text:style-name="T4">print</text:span>(<text:span text:style-name="T10">f</text:span><text:span text:style-name="T5">"• Archivo generado: </text:span><text:span text:style-name="T10">{</text:span><text:span text:style-name="T7">archivo_salida</text:span><text:span text:style-name="T10">}</text:span><text:span text:style-name="T5">"</text:span>)</text:p>
      <text:p text:style-name="P1"><text:span text:style-name="T4">print</text:span>(<text:span text:style-name="T10">f</text:span><text:span text:style-name="T5">"• Dataset listo para análisis de texto o machine learning"</text:span>)</text:p>
      <text:p text:style-name="P4"/>
      <text:p text:style-name="P1"><text:span text:style-name="T4">print</text:span>(<text:span text:style-name="T10">f</text:span><text:span text:style-name="T5">"</text:span><text:span text:style-name="T6">\n</text:span><text:span text:style-name="T5">EJERCICIO 3 COMPLETADO EXITOSAMENTE!"</text:span>)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8T08:52:35.345074519</meta:creation-date>
    <dc:date>2025-07-08T08:54:33.439169236</dc:date>
    <meta:editing-duration>PT1M59S</meta:editing-duration>
    <meta:editing-cycles>1</meta:editing-cycles>
    <meta:document-statistic meta:table-count="0" meta:image-count="0" meta:object-count="0" meta:page-count="12" meta:paragraph-count="467" meta:word-count="2373" meta:character-count="21267" meta:non-whitespace-character-count="19354"/>
    <meta:generator>LibreOffice/24.2.7.2$Linux_X86_64 LibreOffice_project/420$Build-2</meta:generator>
  </office:meta>
</office:document-meta>
</file>